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4pt" fo:font-weight="normal" officeooo:rsid="002dbc89" officeooo:paragraph-rsid="002dbc89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2dbc89" officeooo:paragraph-rsid="002dbc89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f1ac6" officeooo:paragraph-rsid="001f1ac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break-before="page"/>
      <style:text-properties fo:font-size="14pt" fo:font-weight="normal" officeooo:rsid="001f1ac6" officeooo:paragraph-rsid="001f1ac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break-before="page"/>
      <style:text-properties fo:font-size="14pt" fo:font-weight="normal" officeooo:rsid="001f1ac6" officeooo:paragraph-rsid="002703c9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f1ac6" officeooo:paragraph-rsid="002703c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break-before="page"/>
      <style:text-properties fo:font-size="14pt" fo:font-weight="normal" officeooo:rsid="001f1ac6" officeooo:paragraph-rsid="00251e2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f1ac6" officeooo:paragraph-rsid="00251e23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f1ac6" officeooo:paragraph-rsid="002fc7c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f1ac6" officeooo:paragraph-rsid="0033e796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f1ac6" officeooo:paragraph-rsid="0035ecd7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703c9" officeooo:paragraph-rsid="002703c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break-before="page"/>
      <style:text-properties fo:font-size="14pt" fo:font-weight="normal" officeooo:rsid="003123a6" officeooo:paragraph-rsid="003123a6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3123a6" officeooo:paragraph-rsid="003123a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break-before="page"/>
      <style:text-properties fo:font-size="14pt" fo:font-weight="normal" officeooo:rsid="0033e796" officeooo:paragraph-rsid="0033e796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35ecd7" officeooo:paragraph-rsid="0035ecd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break-before="page"/>
      <style:text-properties fo:font-size="14pt" fo:font-weight="normal" officeooo:rsid="0035ecd7" officeooo:paragraph-rsid="0035ecd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break-before="page"/>
      <style:text-properties fo:font-size="14pt" fo:font-weight="bold" officeooo:rsid="001f1ac6" officeooo:paragraph-rsid="0035ecd7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f1ac6" officeooo:paragraph-rsid="0035ecd7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35ecd7" officeooo:paragraph-rsid="0035ecd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/>
      <style:text-properties fo:font-size="14pt" fo:font-weight="bold" officeooo:rsid="0035ecd7" officeooo:paragraph-rsid="0035ecd7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3pt" fo:font-weight="normal" officeooo:rsid="001f1ac6" officeooo:paragraph-rsid="002a6ca2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break-before="page"/>
      <style:text-properties fo:font-size="13pt" fo:font-weight="normal" officeooo:rsid="001f1ac6" officeooo:paragraph-rsid="002a6ca2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fo:font-weight="normal" officeooo:rsid="001f1ac6" officeooo:paragraph-rsid="001f1ac6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fo:font-weight="normal" officeooo:rsid="001f1ac6" officeooo:paragraph-rsid="002fc7ce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fo:font-weight="normal" officeooo:rsid="001f1ac6" officeooo:paragraph-rsid="0033e796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break-before="page"/>
      <style:text-properties fo:font-size="13pt" fo:font-weight="normal" officeooo:rsid="002dbc89" officeooo:paragraph-rsid="002dbc89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3pt" fo:font-weight="normal" officeooo:rsid="002dbc89" officeooo:paragraph-rsid="002dbc89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break-before="page"/>
      <style:text-properties fo:font-size="13pt" fo:font-weight="normal" officeooo:rsid="002dbc89" officeooo:paragraph-rsid="002fc7ce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break-before="page"/>
      <style:text-properties fo:font-size="13pt" fo:font-weight="normal" officeooo:rsid="002dbc89" officeooo:paragraph-rsid="0033e796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size="13pt" fo:font-weight="normal" officeooo:rsid="002a6ca2" officeooo:paragraph-rsid="002a6ca2" style:font-size-asian="13pt" style:font-weight-asian="normal" style:font-size-complex="13pt" style:font-weight-complex="normal"/>
    </style:style>
    <style:style style:name="P33" style:family="paragraph" style:parent-style-name="Standard">
      <style:text-properties fo:font-size="13pt" fo:font-weight="normal" officeooo:rsid="002a6ca2" officeooo:paragraph-rsid="002fc7ce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size="13pt" fo:font-weight="normal" officeooo:rsid="002bc2dc" officeooo:paragraph-rsid="002bc2dc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size="13pt" fo:font-weight="normal" officeooo:rsid="002fc7ce" officeooo:paragraph-rsid="002fc7ce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fo:font-weight="normal" officeooo:rsid="0033e796" officeooo:paragraph-rsid="0033e796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break-before="page"/>
      <style:text-properties fo:font-size="14pt" fo:font-weight="bold" officeooo:rsid="0035ecd7" officeooo:paragraph-rsid="0035ecd7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35ecd7" officeooo:paragraph-rsid="003e461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break-before="page"/>
      <style:text-properties fo:font-size="14pt" fo:font-weight="bold" officeooo:rsid="001f1ac6" officeooo:paragraph-rsid="003e461d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1f1ac6" officeooo:paragraph-rsid="003e461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reak-before="page"/>
      <style:text-properties fo:font-size="14pt" fo:font-weight="bold" officeooo:rsid="003e461d" officeooo:paragraph-rsid="003e461d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3e461d" officeooo:paragraph-rsid="003e461d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normal" officeooo:rsid="001f1ac6" officeooo:paragraph-rsid="0035ecd7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3e461d" officeooo:paragraph-rsid="003e461d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break-before="page"/>
      <style:text-properties fo:font-size="14pt" fo:font-weight="normal" officeooo:rsid="003e461d" officeooo:paragraph-rsid="003e461d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3pt" fo:font-weight="normal" officeooo:rsid="0035ecd7" officeooo:paragraph-rsid="003e461d" style:font-size-asian="13pt" style:font-weight-asian="normal" style:font-size-complex="13pt" style:font-weight-complex="normal"/>
    </style:style>
    <style:style style:name="T1" style:family="text">
      <style:text-properties officeooo:rsid="00251e23"/>
    </style:style>
    <style:style style:name="T2" style:family="text">
      <style:text-properties officeooo:rsid="002703c9"/>
    </style:style>
    <style:style style:name="T3" style:family="text">
      <style:text-properties officeooo:rsid="002a6ca2"/>
    </style:style>
    <style:style style:name="T4" style:family="text">
      <style:text-properties officeooo:rsid="001f1ac6"/>
    </style:style>
    <style:style style:name="T5" style:family="text">
      <style:text-properties fo:font-size="13pt" officeooo:rsid="002a6ca2" style:font-size-asian="13pt" style:font-size-complex="13pt"/>
    </style:style>
    <style:style style:name="T6" style:family="text">
      <style:text-properties fo:font-size="13pt" officeooo:rsid="002fc7ce" style:font-size-asian="13pt" style:font-size-complex="13pt"/>
    </style:style>
    <style:style style:name="T7" style:family="text">
      <style:text-properties fo:font-size="13pt" officeooo:rsid="0033e796" style:font-size-asian="13pt" style:font-size-complex="13pt"/>
    </style:style>
    <style:style style:name="T8" style:family="text">
      <style:text-properties officeooo:rsid="002fc7ce"/>
    </style:style>
    <style:style style:name="T9" style:family="text">
      <style:text-properties officeooo:rsid="0035ecd7"/>
    </style:style>
    <style:style style:name="T10" style:family="text">
      <style:text-properties officeooo:rsid="003e46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. : 1</text:p>
      <text:p text:style-name="P3">Menu Driven Binary and Linear Search</text:p>
      <text:p text:style-name="P3">Name: Ronal Shoey George</text:p>
      <text:p text:style-name="P3">Roll No.: 51</text:p>
      <text:p text:style-name="P3">Class: S3DS</text:p>
      <text:p text:style-name="P12"/>
      <text:p text:style-name="P12">#include&lt;stdio.h&gt;</text:p>
      <text:p text:style-name="P12">void linears();</text:p>
      <text:p text:style-name="P12">void binarys();</text:p>
      <text:p text:style-name="P12">void main(){</text:p>
      <text:p text:style-name="P12"><text:tab/>int c,s=0;</text:p>
      <text:p text:style-name="P12"><text:tab/>while(s==0){</text:p>
      <text:p text:style-name="P12"><text:tab/><text:tab/>printf("1.Linear Search\n2.Binary Search\n3.Exit\n");</text:p>
      <text:p text:style-name="P12"><text:tab/><text:tab/>printf("Enter Choice : ");</text:p>
      <text:p text:style-name="P12"><text:tab/><text:tab/>scanf("%d",&amp;c);</text:p>
      <text:p text:style-name="P12"><text:tab/><text:tab/>switch(c){</text:p>
      <text:p text:style-name="P12"><text:tab/><text:tab/><text:tab/>case(1):</text:p>
      <text:p text:style-name="P12"><text:tab/><text:tab/><text:tab/><text:tab/>linears();</text:p>
      <text:p text:style-name="P12"><text:tab/><text:tab/><text:tab/><text:tab/>break;</text:p>
      <text:p text:style-name="P12"><text:tab/><text:tab/><text:tab/>case(2):</text:p>
      <text:p text:style-name="P12"><text:tab/><text:tab/><text:tab/><text:tab/>binarys();</text:p>
      <text:p text:style-name="P12"><text:tab/><text:tab/><text:tab/><text:tab/>break;</text:p>
      <text:p text:style-name="P12"><text:tab/><text:tab/><text:tab/>case(3):</text:p>
      <text:p text:style-name="P12"><text:tab/><text:tab/><text:tab/><text:tab/>s=1;</text:p>
      <text:p text:style-name="P12"><text:tab/><text:tab/><text:tab/><text:tab/>break;</text:p>
      <text:p text:style-name="P12"><text:tab/><text:tab/>}</text:p>
      <text:p text:style-name="P12">}</text:p>
      <text:p text:style-name="P12">}</text:p>
      <text:p text:style-name="P12">void binarys(){</text:p>
      <text:p text:style-name="P12"><text:tab/>int i,x,n,z[100],a=0,j,y,l=0,r,mid=0;</text:p>
      <text:p text:style-name="P12"><text:tab/>printf("Enter the Number of Elements : ");</text:p>
      <text:p text:style-name="P12"><text:tab/>scanf("%d",&amp;n);</text:p>
      <text:p text:style-name="P12"><text:tab/>printf("Enter the Elements : \n");</text:p>
      <text:p text:style-name="P12"><text:tab/>for(i=0;i&lt;n;i++){</text:p>
      <text:p text:style-name="P12"><text:tab/><text:tab/>printf("Enter element %d : ",i+1);</text:p>
      <text:p text:style-name="P12"><text:tab/><text:tab/>scanf("%d",&amp;z[i]);</text:p>
      <text:p text:style-name="P12"><text:tab/>}</text:p>
      <text:p text:style-name="P12"><text:tab/>printf("Enter the element to be searched : ");</text:p>
      <text:p text:style-name="P12"><text:tab/>scanf("%d",&amp;x);</text:p>
      <text:p text:style-name="P12"><text:tab/>for (i=0;i&lt;n;i++){</text:p>
      <text:p text:style-name="P12"><text:tab/><text:tab/>for(j=0;j&lt;n;j++){</text:p>
      <text:p text:style-name="P12"><text:tab/><text:tab/><text:tab/>if (z[j-1]&gt;z[j]){</text:p>
      <text:p text:style-name="P12"><text:tab/><text:tab/><text:tab/><text:tab/>y=z[j-1];</text:p>
      <text:p text:style-name="P12"><text:tab/><text:tab/><text:tab/><text:tab/>z[j-1]=z[j];</text:p>
      <text:p text:style-name="P12"><text:tab/><text:tab/><text:tab/><text:tab/>z[j]=y;</text:p>
      <text:p text:style-name="P12"><text:soft-page-break/><text:tab/><text:tab/><text:tab/>}</text:p>
      <text:p text:style-name="P12"><text:tab/><text:tab/>}</text:p>
      <text:p text:style-name="P12"><text:tab/>}</text:p>
      <text:p text:style-name="P12"><text:tab/>printf("Elements Sorted : ");</text:p>
      <text:p text:style-name="P12"><text:tab/>for(i=0;i&lt;n;i++){</text:p>
      <text:p text:style-name="P12"><text:tab/><text:tab/>printf("%d, ",z[i]);</text:p>
      <text:p text:style-name="P12"><text:tab/>}</text:p>
      <text:p text:style-name="P12"><text:tab/>printf("\n");</text:p>
      <text:p text:style-name="P12"><text:tab/>r=n;</text:p>
      <text:p text:style-name="P12"><text:tab/>while(l&lt;=r){</text:p>
      <text:p text:style-name="P12"><text:tab/><text:tab/>mid=(r+l)/2;</text:p>
      <text:p text:style-name="P12"><text:tab/><text:tab/>if (z[mid]==x){</text:p>
      <text:p text:style-name="P12"><text:tab/><text:tab/><text:tab/>printf("Element found at Position %d\n",mid+1);</text:p>
      <text:p text:style-name="P12"><text:tab/><text:tab/><text:tab/>a=1;</text:p>
      <text:p text:style-name="P12"><text:tab/><text:tab/><text:tab/>break;</text:p>
      <text:p text:style-name="P12"><text:tab/><text:tab/>}</text:p>
      <text:p text:style-name="P12"><text:tab/><text:tab/>else if (z[mid]&lt;x){</text:p>
      <text:p text:style-name="P12"><text:tab/><text:tab/><text:tab/>l=mid+1;</text:p>
      <text:p text:style-name="P12"><text:tab/><text:tab/>}</text:p>
      <text:p text:style-name="P12"><text:tab/><text:tab/>else if (z[mid]&gt;x){</text:p>
      <text:p text:style-name="P12"><text:tab/><text:tab/><text:tab/>r=mid-1;</text:p>
      <text:p text:style-name="P12"><text:tab/><text:tab/>}</text:p>
      <text:p text:style-name="P12"><text:tab/>}</text:p>
      <text:p text:style-name="P12"><text:tab/>if (a==0){</text:p>
      <text:p text:style-name="P12"><text:tab/><text:tab/>printf("Element not Found\n");</text:p>
      <text:p text:style-name="P12"><text:tab/><text:tab/>}</text:p>
      <text:p text:style-name="P12"><text:tab/></text:p>
      <text:p text:style-name="P12">}</text:p>
      <text:p text:style-name="P12"/>
      <text:p text:style-name="P12">void linears(){</text:p>
      <text:p text:style-name="P12"><text:tab/>int i,x,n,l[100],a=0;</text:p>
      <text:p text:style-name="P12"><text:tab/>printf("Enter the Number of Elements : ");</text:p>
      <text:p text:style-name="P12"><text:tab/>scanf("%d",&amp;n);</text:p>
      <text:p text:style-name="P12"><text:tab/>printf("Enter the Elements : \n");</text:p>
      <text:p text:style-name="P12"><text:tab/>for(i=0;i&lt;n;i++){</text:p>
      <text:p text:style-name="P12"><text:tab/><text:tab/>printf("Enter element %d : ",i+1);</text:p>
      <text:p text:style-name="P12"><text:tab/><text:tab/>scanf("%d",&amp;l[i]);</text:p>
      <text:p text:style-name="P12"><text:tab/>}</text:p>
      <text:p text:style-name="P12"><text:tab/>printf("Enter the element to be searched : ");</text:p>
      <text:p text:style-name="P12"><text:tab/>scanf("%d",&amp;x);</text:p>
      <text:p text:style-name="P12"><text:tab/>for(i=0;i&lt;n;i++){</text:p>
      <text:p text:style-name="P12"><text:tab/><text:tab/>if (l[i]==x){</text:p>
      <text:p text:style-name="P12"><text:tab/><text:tab/><text:tab/>printf("Element found at Position %d\n",i+1);</text:p>
      <text:p text:style-name="P12"><text:tab/><text:tab/><text:tab/>a=1;</text:p>
      <text:p text:style-name="P12"><text:tab/><text:tab/><text:tab/>break;</text:p>
      <text:p text:style-name="P12"><text:soft-page-break/><text:tab/><text:tab/><text:tab/>}</text:p>
      <text:p text:style-name="P12"><text:tab/>if (a==0){</text:p>
      <text:p text:style-name="P12"><text:tab/><text:tab/>printf("Element not Found\n");</text:p>
      <text:p text:style-name="P12"><text:tab/><text:tab/>}</text:p>
      <text:p text:style-name="P12"><text:tab/>}</text:p>
      <text:p text:style-name="P12">}</text:p>
      <text:p text:style-name="P4">Experiment No. : 2</text:p>
      <text:p text:style-name="P3">Polynomial Menu Driven Addition</text:p>
      <text:p text:style-name="P3">Name: Ronal Shoey George</text:p>
      <text:p text:style-name="P3">Roll No.: 51</text:p>
      <text:p text:style-name="P3">Class: S3DS</text:p>
      <text:p text:style-name="P3"/>
      <text:p text:style-name="P3">#include &lt;stdio.h&gt;</text:p>
      <text:p text:style-name="P3"/>
      <text:p text:style-name="P3">struct poly{</text:p>
      <text:p text:style-name="P3"><text:tab/>int e;</text:p>
      <text:p text:style-name="P3"><text:tab/>int c;</text:p>
      <text:p text:style-name="P3">};</text:p>
      <text:p text:style-name="P3"/>
      <text:p text:style-name="P3"/>
      <text:p text:style-name="P3"/>
      <text:p text:style-name="P3">void read(struct poly *p,int *n);</text:p>
      <text:p text:style-name="P3">void display(struct poly *p,int n);</text:p>
      <text:p text:style-name="P3">void sort(struct poly *p,int n);</text:p>
      <text:p text:style-name="P3">int add(struct poly *p,struct poly *q,struct poly *r,int n,int m );</text:p>
      <text:p text:style-name="P3"/>
      <text:p text:style-name="P3">void read(struct poly *p,int *n){</text:p>
      <text:p text:style-name="P3"><text:tab/>printf("Enter Number of Terms : ");</text:p>
      <text:p text:style-name="P3"><text:tab/>scanf("%d",n);</text:p>
      <text:p text:style-name="P3"><text:tab/>for(int i=0; i&lt;*n;i++){</text:p>
      <text:p text:style-name="P3"><text:tab/><text:tab/>printf("Enter Coefficient : ");</text:p>
      <text:p text:style-name="P3"><text:tab/><text:tab/>scanf("%d",&amp;p[i].c);</text:p>
      <text:p text:style-name="P3"><text:tab/><text:tab/>printf("Enter Power x^ : ");</text:p>
      <text:p text:style-name="P3"><text:tab/><text:tab/>scanf("%d",&amp;p[i].e);</text:p>
      <text:p text:style-name="P3"><text:tab/><text:tab/>}</text:p>
      <text:p text:style-name="P3">}</text:p>
      <text:p text:style-name="P3"/>
      <text:p text:style-name="P3">void display(struct poly *p,int n){</text:p>
      <text:p text:style-name="P3"><text:tab/>for(int i=0; i&lt;n;i++){</text:p>
      <text:p text:style-name="P3"><text:tab/><text:tab/>if (p[i].c==0){</text:p>
      <text:p text:style-name="P3"><text:tab/><text:tab/><text:tab/>continue;</text:p>
      <text:p text:style-name="P3"><text:tab/><text:tab/><text:tab/>}</text:p>
      <text:p text:style-name="P3"><text:tab/><text:tab/>else if (p[i].e==0){</text:p>
      <text:p text:style-name="P3"><text:tab/><text:tab/><text:tab/>printf("%d",p[i].c);</text:p>
      <text:p text:style-name="P3"><text:tab/><text:tab/><text:tab/>}</text:p>
      <text:p text:style-name="P3"><text:tab/><text:tab/>else {</text:p>
      <text:p text:style-name="P3"><text:tab/><text:tab/><text:tab/>printf("%dx^%d",p[i].c,p[i].e);</text:p>
      <text:p text:style-name="P3"><text:tab/><text:tab/><text:tab/>}</text:p>
      <text:p text:style-name="P3"><text:tab/><text:tab/>if (i!=n-1){</text:p>
      <text:p text:style-name="P3"><text:tab/><text:tab/><text:tab/>printf(" + ");<text:tab/></text:p>
      <text:p text:style-name="P3"><text:tab/><text:tab/><text:tab/>}</text:p>
      <text:p text:style-name="P3"><text:soft-page-break/><text:tab/><text:tab/>}</text:p>
      <text:p text:style-name="P3">}</text:p>
      <text:p text:style-name="P3"/>
      <text:p text:style-name="P3">void sortp(struct poly *p,int n){</text:p>
      <text:p text:style-name="P3"><text:tab/>struct poly temp;</text:p>
      <text:p text:style-name="P3"><text:tab/>for (int i=0;i&lt;n-1;i++){</text:p>
      <text:p text:style-name="P3"><text:tab/><text:tab/>for(int j=0; j&lt;n-i-1;j++){</text:p>
      <text:p text:style-name="P3"><text:tab/><text:tab/><text:tab/>if (p[j].e&lt;p[j+1].e){</text:p>
      <text:p text:style-name="P3"><text:tab/><text:tab/><text:tab/><text:tab/>temp=p[j];</text:p>
      <text:p text:style-name="P3"><text:tab/><text:tab/><text:tab/><text:tab/>p[j]=p[j+1];</text:p>
      <text:p text:style-name="P3"><text:tab/><text:tab/><text:tab/><text:tab/>p[j+1]=temp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}</text:p>
      <text:p text:style-name="P3"/>
      <text:p text:style-name="P3">int add(struct poly *p,struct poly *q,struct poly *r,int n,int m ){</text:p>
      <text:p text:style-name="P3"><text:tab/>int i=0; int j=0; int k=0;</text:p>
      <text:p text:style-name="P3"><text:tab/>while(i&lt;n &amp;&amp; j&lt;m){</text:p>
      <text:p text:style-name="P3"><text:tab/><text:tab/>if (p[i].e&gt;q[j].e){</text:p>
      <text:p text:style-name="P3"><text:tab/><text:tab/><text:tab/>r[k]=p[i];</text:p>
      <text:p text:style-name="P3"><text:tab/><text:tab/><text:tab/>i++;k++;</text:p>
      <text:p text:style-name="P3"><text:tab/><text:tab/><text:tab/>}</text:p>
      <text:p text:style-name="P3"><text:tab/><text:tab/>else if (p[i].e&lt;q[j].e){</text:p>
      <text:p text:style-name="P3"><text:tab/><text:tab/><text:tab/>r[k]=q[j];</text:p>
      <text:p text:style-name="P3"><text:tab/><text:tab/><text:tab/>j++;k++;</text:p>
      <text:p text:style-name="P3"><text:tab/><text:tab/><text:tab/>}</text:p>
      <text:p text:style-name="P3"><text:tab/><text:tab/>else {</text:p>
      <text:p text:style-name="P3"><text:tab/><text:tab/><text:tab/>r[k].c=p[i].c+q[j].c;</text:p>
      <text:p text:style-name="P3"><text:tab/><text:tab/><text:tab/>r[k].e=p[i].e;</text:p>
      <text:p text:style-name="P3"><text:tab/><text:tab/><text:tab/>k++;i++;j++;</text:p>
      <text:p text:style-name="P3"><text:tab/><text:tab/><text:tab/>}</text:p>
      <text:p text:style-name="P3"><text:tab/><text:tab/>}</text:p>
      <text:p text:style-name="P3"><text:tab/>while(i&lt;n){</text:p>
      <text:p text:style-name="P3"><text:tab/><text:tab/>r[k]=p[i];</text:p>
      <text:p text:style-name="P3"><text:tab/><text:tab/>k++;i++;</text:p>
      <text:p text:style-name="P3"><text:tab/><text:tab/>}</text:p>
      <text:p text:style-name="P3"><text:tab/>while(j&lt;m){</text:p>
      <text:p text:style-name="P3"><text:tab/><text:tab/>r[k]=q[j];</text:p>
      <text:p text:style-name="P3"><text:tab/><text:tab/>k++;j++;</text:p>
      <text:p text:style-name="P3"><text:tab/><text:tab/>}</text:p>
      <text:p text:style-name="P3"><text:tab/>return k;</text:p>
      <text:p text:style-name="P3">}</text:p>
      <text:p text:style-name="P3"/>
      <text:p text:style-name="P3"/>
      <text:p text:style-name="P3"><text:soft-page-break/></text:p>
      <text:p text:style-name="P3">void main(){</text:p>
      <text:p text:style-name="P3"><text:tab/>struct poly p[100],q[100],r[200];</text:p>
      <text:p text:style-name="P3"><text:tab/>int n;int m;int c;int k;int s=0;</text:p>
      <text:p text:style-name="P3"><text:tab/>while(s==0){</text:p>
      <text:p text:style-name="P3"><text:tab/>printf("1.Input Polynomials\n2. Display polyomial 1\n3. Display Polynomial 2\n4. Display Resultant Polynomial\n5. Exit\n");</text:p>
      <text:p text:style-name="P3"><text:tab/>printf("Enter Choice : ");</text:p>
      <text:p text:style-name="P3"><text:tab/>scanf("%d",&amp;c);</text:p>
      <text:p text:style-name="P3"><text:tab/>switch(c){</text:p>
      <text:p text:style-name="P3"><text:tab/><text:tab/><text:tab/>case(1):</text:p>
      <text:p text:style-name="P3"><text:tab/><text:tab/><text:tab/><text:tab/>read(p,&amp;n);</text:p>
      <text:p text:style-name="P3"><text:tab/><text:tab/><text:tab/><text:tab/>read(q,&amp;m);</text:p>
      <text:p text:style-name="P3"><text:tab/><text:tab/><text:tab/><text:tab/>break;</text:p>
      <text:p text:style-name="P3"><text:tab/><text:tab/><text:tab/>case(2):</text:p>
      <text:p text:style-name="P3"><text:tab/><text:tab/><text:tab/><text:tab/>printf("Polynomial 1 : ");</text:p>
      <text:p text:style-name="P3"><text:tab/><text:tab/><text:tab/><text:tab/>sortp(p,n);</text:p>
      <text:p text:style-name="P3"><text:tab/><text:tab/><text:tab/><text:tab/>display(p,n);</text:p>
      <text:p text:style-name="P3"><text:tab/><text:tab/><text:tab/><text:tab/>printf("\n");</text:p>
      <text:p text:style-name="P3"><text:tab/><text:tab/><text:tab/><text:tab/>break;</text:p>
      <text:p text:style-name="P3"><text:tab/><text:tab/><text:tab/>case(3):</text:p>
      <text:p text:style-name="P3"><text:tab/><text:tab/><text:tab/><text:tab/>printf("Polynomial 2 : ");</text:p>
      <text:p text:style-name="P3"><text:tab/><text:tab/><text:tab/><text:tab/>sortp(q,m);</text:p>
      <text:p text:style-name="P3"><text:tab/><text:tab/><text:tab/><text:tab/>display(q,m);</text:p>
      <text:p text:style-name="P3"><text:tab/><text:tab/><text:tab/><text:tab/>printf("\n");</text:p>
      <text:p text:style-name="P3"><text:tab/><text:tab/><text:tab/><text:tab/>break;</text:p>
      <text:p text:style-name="P3"><text:tab/><text:tab/><text:tab/>case(4):</text:p>
      <text:p text:style-name="P3"><text:tab/><text:tab/><text:tab/><text:tab/>sortp(p,n);</text:p>
      <text:p text:style-name="P3"><text:tab/><text:tab/><text:tab/><text:tab/>sortp(q,m);</text:p>
      <text:p text:style-name="P3"><text:tab/><text:tab/><text:tab/><text:tab/>k=add(p,q,r,n,m);</text:p>
      <text:p text:style-name="P3"><text:tab/><text:tab/><text:tab/><text:tab/>printf("Resultant Polynomial : ");</text:p>
      <text:p text:style-name="P3"><text:tab/><text:tab/><text:tab/><text:tab/>display(r,k);</text:p>
      <text:p text:style-name="P3"><text:tab/><text:tab/><text:tab/><text:tab/>printf("\n");</text:p>
      <text:p text:style-name="P3"><text:tab/><text:tab/><text:tab/><text:tab/>break;</text:p>
      <text:p text:style-name="P3"><text:tab/><text:tab/><text:tab/>case(5):</text:p>
      <text:p text:style-name="P3"><text:tab/><text:tab/><text:tab/><text:tab/>s=1;</text:p>
      <text:p text:style-name="P3"><text:tab/><text:tab/><text:tab/><text:tab/>break;</text:p>
      <text:p text:style-name="P3"><text:tab/><text:tab/><text:tab/><text:tab/></text:p>
      <text:p text:style-name="P3"><text:tab/><text:tab/>}</text:p>
      <text:p text:style-name="P3"><text:tab/>}</text:p>
      <text:p text:style-name="P3">}</text:p>
      <text:p text:style-name="P5">Experiment No. : <text:span text:style-name="T2">3</text:span></text:p>
      <text:p text:style-name="P13">Sparse Matrix</text:p>
      <text:p text:style-name="P6">Name: Ronal Shoey George</text:p>
      <text:p text:style-name="P6">Roll No.: 51</text:p>
      <text:p text:style-name="P6">Class: S3DS</text:p>
      <text:p text:style-name="P6"/>
      <text:p text:style-name="P6">#include &lt;stdio.h&gt;</text:p>
      <text:p text:style-name="P6"/>
      <text:p text:style-name="P6">void inputm(int r,int c,int m[100][100]);</text:p>
      <text:p text:style-name="P6">void displaym(int r,int c,int m[100][100]);</text:p>
      <text:p text:style-name="P6">void totuple(int m[][100], int r,int c, int s[100][3]);</text:p>
      <text:p text:style-name="P6">void transpose(int s[100][3],int t[100][3]);</text:p>
      <text:p text:style-name="P6">void add(int s1[100][3],int s2[100][3],int rs[100][3]);</text:p>
      <text:p text:style-name="P6">void main(){</text:p>
      <text:p text:style-name="P6"><text:tab/>int s=0,c;</text:p>
      <text:p text:style-name="P6"><text:tab/>while(s==0){</text:p>
      <text:p text:style-name="P6"><text:tab/><text:tab/>printf("1.Enter Matrices\n2.Convert to Tuple Form\n3.Transpose of Matrix A\n4.Transpose of Matrix B\n5.Add Matrices\n6.Exit\n");</text:p>
      <text:p text:style-name="P6"><text:tab/><text:tab/>printf("Enter choice : ");</text:p>
      <text:p text:style-name="P6"><text:tab/><text:tab/>scanf("%d",&amp;c);</text:p>
      <text:p text:style-name="P6"><text:tab/><text:tab/>switch(c){</text:p>
      <text:p text:style-name="P6"><text:tab/><text:tab/><text:tab/>case(1):</text:p>
      <text:p text:style-name="P6"><text:tab/><text:tab/><text:tab/><text:tab/>int r1,c1,r2,c2;</text:p>
      <text:p text:style-name="P6"><text:tab/><text:tab/><text:tab/><text:tab/>int m1[100][100],m2[100][100];</text:p>
      <text:p text:style-name="P6"><text:tab/><text:tab/><text:tab/><text:tab/>int s1[100][3],s2[100][3],t1[100][3],t2[100][3],rs[100][3];</text:p>
      <text:p text:style-name="P6"><text:tab/><text:tab/><text:tab/><text:tab/>printf("Enter Number of Rows in the Matrix A : ");</text:p>
      <text:p text:style-name="P6"><text:tab/><text:tab/><text:tab/><text:tab/>scanf("%d",&amp;r1);</text:p>
      <text:p text:style-name="P6"><text:tab/><text:tab/><text:tab/><text:tab/>printf("Enter Number of Columns in the Matrix A : ");</text:p>
      <text:p text:style-name="P6"><text:tab/><text:tab/><text:tab/><text:tab/>scanf("%d",&amp;c1);</text:p>
      <text:p text:style-name="P6"><text:tab/><text:tab/><text:tab/><text:tab/>printf("Enter Number of Rows in the Matrix B : ");</text:p>
      <text:p text:style-name="P6"><text:tab/><text:tab/><text:tab/><text:tab/>scanf("%d",&amp;r2);</text:p>
      <text:p text:style-name="P6"><text:tab/><text:tab/><text:tab/><text:tab/>printf("Enter Number of Columns in the Matrix B : ");</text:p>
      <text:p text:style-name="P6"><text:tab/><text:tab/><text:tab/><text:tab/>scanf("%d",&amp;c2);</text:p>
      <text:p text:style-name="P6"><text:tab/><text:tab/><text:tab/><text:tab/>inputm(r1,c1,m1);</text:p>
      <text:p text:style-name="P6"><text:tab/><text:tab/><text:tab/><text:tab/>inputm(r2,c2,m2);</text:p>
      <text:p text:style-name="P6"><text:tab/><text:tab/><text:tab/><text:tab/>displaym(r1,c1,m1);</text:p>
      <text:p text:style-name="P6"><text:tab/><text:tab/><text:tab/><text:tab/>displaym(r2,c2,m2);</text:p>
      <text:p text:style-name="P6"><text:tab/><text:tab/><text:tab/><text:tab/>break;</text:p>
      <text:p text:style-name="P6"><text:tab/><text:tab/><text:tab/>case(2):</text:p>
      <text:p text:style-name="P6"><text:tab/><text:tab/><text:tab/><text:tab/>totuple(m1,r1,c1,s1);</text:p>
      <text:p text:style-name="P6"><text:tab/><text:tab/><text:tab/><text:tab/>totuple(m2,r2,c2,s2);</text:p>
      <text:p text:style-name="P6"><text:tab/><text:tab/><text:tab/><text:tab/>break;</text:p>
      <text:p text:style-name="P6"><text:tab/><text:tab/><text:tab/>case(3):</text:p>
      <text:p text:style-name="P6"><text:tab/><text:tab/><text:tab/><text:tab/>printf("Transposed matrix 1 in normal form:\n");</text:p>
      <text:p text:style-name="P6"><text:tab/><text:tab/><text:tab/><text:tab/>transpose(s1,t1);</text:p>
      <text:p text:style-name="P6"><text:soft-page-break/><text:tab/><text:tab/><text:tab/><text:tab/>break;</text:p>
      <text:p text:style-name="P6"><text:tab/><text:tab/><text:tab/>case(4):</text:p>
      <text:p text:style-name="P6"><text:tab/><text:tab/><text:tab/><text:tab/>printf("Transposed matrix 2 in normal form:\n");</text:p>
      <text:p text:style-name="P6"><text:tab/><text:tab/><text:tab/><text:tab/>transpose(s2,t2);</text:p>
      <text:p text:style-name="P6"><text:tab/><text:tab/><text:tab/><text:tab/>break;</text:p>
      <text:p text:style-name="P6"><text:tab/><text:tab/><text:tab/>case(5):</text:p>
      <text:p text:style-name="P6"><text:tab/><text:tab/><text:tab/><text:tab/>add(s1,s2,rs);</text:p>
      <text:p text:style-name="P6"><text:tab/><text:tab/><text:tab/><text:tab/>break;</text:p>
      <text:p text:style-name="P6"><text:tab/><text:tab/><text:tab/>case(6):</text:p>
      <text:p text:style-name="P6"><text:tab/><text:tab/><text:tab/><text:tab/>s=1;</text:p>
      <text:p text:style-name="P6"><text:tab/><text:tab/><text:tab/><text:tab/>break;</text:p>
      <text:p text:style-name="P6"><text:tab/><text:tab/><text:tab/><text:tab/></text:p>
      <text:p text:style-name="P6"><text:tab/><text:tab/><text:tab/>}</text:p>
      <text:p text:style-name="P6"><text:tab/><text:tab/>}</text:p>
      <text:p text:style-name="P6">}</text:p>
      <text:p text:style-name="P6"/>
      <text:p text:style-name="P6">void inputm(int r,int c,int m[100][100]){</text:p>
      <text:p text:style-name="P6"><text:tab/></text:p>
      <text:p text:style-name="P6"><text:tab/>printf("Enter Elements : \n");</text:p>
      <text:p text:style-name="P6"><text:tab/>for (int i=0;i&lt;r;i++){</text:p>
      <text:p text:style-name="P6"><text:tab/><text:tab/>for(int j=0;j&lt;c;j++){</text:p>
      <text:p text:style-name="P6"><text:tab/><text:tab/><text:tab/>scanf("%d",&amp;m[i][j]);</text:p>
      <text:p text:style-name="P6"><text:tab/><text:tab/>}</text:p>
      <text:p text:style-name="P6"><text:tab/>}</text:p>
      <text:p text:style-name="P6">}</text:p>
      <text:p text:style-name="P6"/>
      <text:p text:style-name="P6">void displaym(int r,int c,int m[100][100]){</text:p>
      <text:p text:style-name="P6"><text:tab/>for(int i=0;i&lt;r;i++){</text:p>
      <text:p text:style-name="P6"><text:tab/><text:tab/>for(int j=0;j&lt;c;j++){</text:p>
      <text:p text:style-name="P6"><text:tab/><text:tab/><text:tab/>printf("%d ",m[i][j]);</text:p>
      <text:p text:style-name="P6"><text:tab/><text:tab/><text:tab/>}</text:p>
      <text:p text:style-name="P6"><text:tab/><text:tab/>printf("\n");</text:p>
      <text:p text:style-name="P6"><text:tab/><text:tab/>}</text:p>
      <text:p text:style-name="P6">}</text:p>
      <text:p text:style-name="P6"/>
      <text:p text:style-name="P6">void totuple(int m[][100], int r,int c, int s[100][3]){</text:p>
      <text:p text:style-name="P6"><text:tab/></text:p>
      <text:p text:style-name="P6"><text:tab/>int k=1;</text:p>
      <text:p text:style-name="P6"><text:tab/>for(int i=0;i&lt;r;i++){</text:p>
      <text:p text:style-name="P6"><text:tab/><text:tab/>for(int j=0;j&lt;c;j++){</text:p>
      <text:p text:style-name="P6"><text:tab/><text:tab/><text:tab/>if(m[i][j]!=0){</text:p>
      <text:p text:style-name="P6"><text:tab/><text:tab/><text:tab/><text:tab/>s[k][0]=i;</text:p>
      <text:p text:style-name="P6"><text:tab/><text:tab/><text:tab/><text:tab/>s[k][1]=j;</text:p>
      <text:p text:style-name="P6"><text:tab/><text:tab/><text:tab/><text:tab/>s[k][2]=m[i][j];</text:p>
      <text:p text:style-name="P6"><text:tab/><text:tab/><text:tab/><text:tab/>k++;</text:p>
      <text:p text:style-name="P6"><text:soft-page-break/><text:tab/><text:tab/><text:tab/><text:tab/>}</text:p>
      <text:p text:style-name="P6"><text:tab/><text:tab/><text:tab/>}</text:p>
      <text:p text:style-name="P6"><text:tab/>}</text:p>
      <text:p text:style-name="P6"><text:tab/>s[0][0]=r;</text:p>
      <text:p text:style-name="P6"><text:tab/>s[0][1]=c;</text:p>
      <text:p text:style-name="P6"><text:tab/>s[0][2]=k-1;</text:p>
      <text:p text:style-name="P6"><text:tab/>for (int i=0;i&lt;k;i++){</text:p>
      <text:p text:style-name="P6"><text:tab/><text:tab/>for(int j=0;j&lt;3;j++){</text:p>
      <text:p text:style-name="P6"><text:tab/><text:tab/><text:tab/>printf("%d ",s[i][j]);</text:p>
      <text:p text:style-name="P6"><text:tab/><text:tab/><text:tab/>}</text:p>
      <text:p text:style-name="P6"><text:tab/><text:tab/>printf("\n");</text:p>
      <text:p text:style-name="P6"><text:tab/><text:tab/>}</text:p>
      <text:p text:style-name="P6">}</text:p>
      <text:p text:style-name="P6"/>
      <text:p text:style-name="P6">void transpose(int s[100][3],int t[100][3]){</text:p>
      <text:p text:style-name="P6"><text:tab/>int r=s[0][0];</text:p>
      <text:p text:style-name="P6"><text:tab/>int c=s[0][1];</text:p>
      <text:p text:style-name="P6"><text:tab/>int n=s[0][2];</text:p>
      <text:p text:style-name="P6"><text:tab/>int k=1;</text:p>
      <text:p text:style-name="P6"><text:tab/></text:p>
      <text:p text:style-name="P6"><text:tab/>t[0][0]=c;</text:p>
      <text:p text:style-name="P6"><text:tab/>t[0][1]=r;</text:p>
      <text:p text:style-name="P6"><text:tab/>t[0][2]=n;</text:p>
      <text:p text:style-name="P6"><text:tab/></text:p>
      <text:p text:style-name="P6"><text:tab/>for(int i=0;i&lt;c;i++){</text:p>
      <text:p text:style-name="P6"><text:tab/><text:tab/>for(int j=1;j&lt;=n;j++){</text:p>
      <text:p text:style-name="P6"><text:tab/><text:tab/><text:tab/>if (s[j][1]==i){</text:p>
      <text:p text:style-name="P6"><text:tab/><text:tab/><text:tab/><text:tab/>t[k][0]=s[j][1];</text:p>
      <text:p text:style-name="P6"><text:tab/><text:tab/><text:tab/><text:tab/>t[k][1]=s[j][0];</text:p>
      <text:p text:style-name="P6"><text:tab/><text:tab/><text:tab/><text:tab/>t[k][2]=s[j][2];</text:p>
      <text:p text:style-name="P6"><text:tab/><text:tab/><text:tab/><text:tab/>k++;</text:p>
      <text:p text:style-name="P6"><text:tab/><text:tab/><text:tab/>}</text:p>
      <text:p text:style-name="P6"><text:tab/><text:tab/>}</text:p>
      <text:p text:style-name="P6"><text:tab/>}</text:p>
      <text:p text:style-name="P6"><text:tab/>for(int i=0;i&lt;k;i++){</text:p>
      <text:p text:style-name="P6"><text:tab/><text:tab/>for(int j=0;j&lt;3;j++){</text:p>
      <text:p text:style-name="P6"><text:tab/><text:tab/><text:tab/>printf("%d ",t[i][j]);</text:p>
      <text:p text:style-name="P6"><text:tab/><text:tab/><text:tab/>}</text:p>
      <text:p text:style-name="P6"><text:tab/><text:tab/>printf("\n");</text:p>
      <text:p text:style-name="P6"><text:tab/><text:tab/>}</text:p>
      <text:p text:style-name="P6"><text:tab/></text:p>
      <text:p text:style-name="P6">}</text:p>
      <text:p text:style-name="P6"/>
      <text:p text:style-name="P6">void add(int s1[][3], int s2[][3], int rs[][3])</text:p>
      <text:p text:style-name="P6">{</text:p>
      <text:p text:style-name="P6"><text:soft-page-break/><text:s text:c="4"/>int r1 = s1[0][0], c1 = s1[0][1], n1 = s1[0][2];</text:p>
      <text:p text:style-name="P6"><text:s text:c="4"/>int r2 = s2[0][0], c2 = s2[0][1], n2 = s2[0][2];</text:p>
      <text:p text:style-name="P6"><text:s text:c="4"/>int i = 1, j = 1, k = 1;</text:p>
      <text:p text:style-name="P6"/>
      <text:p text:style-name="P6"><text:s text:c="4"/></text:p>
      <text:p text:style-name="P6"><text:s text:c="4"/>if (r1 != r2 || c1 != c2) {</text:p>
      <text:p text:style-name="P6"><text:s text:c="8"/>printf("Matrices cannot be added.\n");</text:p>
      <text:p text:style-name="P6"><text:s text:c="8"/>return;</text:p>
      <text:p text:style-name="P6"><text:s text:c="4"/>}</text:p>
      <text:p text:style-name="P6"/>
      <text:p text:style-name="P6"><text:s text:c="4"/>rs[0][0] = r1;</text:p>
      <text:p text:style-name="P6"><text:s text:c="4"/>rs[0][1] = c1;</text:p>
      <text:p text:style-name="P6"/>
      <text:p text:style-name="P6"><text:s text:c="4"/>while (i &lt;= n1 &amp;&amp; j &lt;= n2) {</text:p>
      <text:p text:style-name="P6"><text:s text:c="8"/>if (s1[i][0] &lt; s2[j][0] || (s1[i][0] == s2[j][0] &amp;&amp; s1[i][1] &lt; s2[j][1])) {</text:p>
      <text:p text:style-name="P6"><text:s text:c="12"/>rs[k][0] = s1[i][0];</text:p>
      <text:p text:style-name="P6"><text:s text:c="12"/>rs[k][1] = s1[i][1];</text:p>
      <text:p text:style-name="P6"><text:s text:c="12"/>rs[k][2] = s1[i][2];</text:p>
      <text:p text:style-name="P6"><text:s text:c="12"/>i++;</text:p>
      <text:p text:style-name="P6"><text:s text:c="12"/>k++;</text:p>
      <text:p text:style-name="P6"><text:s text:c="8"/>} else if (s1[i][0] &gt; s2[j][0] || (s1[i][0] == s2[j][0] &amp;&amp; s1[i][1] &gt; s2[j][1])) {</text:p>
      <text:p text:style-name="P6"><text:s text:c="12"/>rs[k][0] = s2[j][0];</text:p>
      <text:p text:style-name="P6"><text:s text:c="12"/>rs[k][1] = s2[j][1];</text:p>
      <text:p text:style-name="P6"><text:s text:c="12"/>rs[k][2] = s2[j][2];</text:p>
      <text:p text:style-name="P6"><text:s text:c="12"/>j++;</text:p>
      <text:p text:style-name="P6"><text:s text:c="12"/>k++;</text:p>
      <text:p text:style-name="P6"><text:s text:c="8"/>} else {</text:p>
      <text:p text:style-name="P6"><text:s text:c="8"/><text:tab/>if ((s1[i][2] + s2[j][2])!=0){</text:p>
      <text:p text:style-name="P6"><text:s text:c="8"/><text:tab/>rs[k][0] = s1[i][0];</text:p>
      <text:p text:style-name="P6"><text:s text:c="12"/><text:tab/>rs[k][1] = s1[i][1];</text:p>
      <text:p text:style-name="P6"><text:s text:c="12"/><text:tab/>rs[k][2] = s1[i][2] + s2[j][2];</text:p>
      <text:p text:style-name="P6"><text:s text:c="12"/><text:tab/>i++;</text:p>
      <text:p text:style-name="P6"><text:s text:c="12"/><text:tab/>j++;</text:p>
      <text:p text:style-name="P6"><text:s text:c="12"/><text:tab/>k++;</text:p>
      <text:p text:style-name="P6"><text:s text:c="8"/><text:tab/>}</text:p>
      <text:p text:style-name="P6"><text:s text:c="8"/><text:tab/>else{</text:p>
      <text:p text:style-name="P6"><text:s text:c="8"/><text:tab/>i++;</text:p>
      <text:p text:style-name="P6"><text:s text:c="8"/><text:tab/>j++;</text:p>
      <text:p text:style-name="P6"><text:s text:c="8"/><text:tab/>}</text:p>
      <text:p text:style-name="P6"><text:s text:c="8"/>}</text:p>
      <text:p text:style-name="P6"><text:s text:c="4"/>}</text:p>
      <text:p text:style-name="P6"/>
      <text:p text:style-name="P6"><text:s text:c="4"/>while (i &lt;= n1) {</text:p>
      <text:p text:style-name="P6"><text:s text:c="8"/>rs[k][0] = s1[i][0];</text:p>
      <text:p text:style-name="P6"><text:s text:c="8"/>rs[k][1] = s1[i][1];</text:p>
      <text:p text:style-name="P6"><text:soft-page-break/><text:s text:c="8"/>rs[k][2] = s1[i][2];</text:p>
      <text:p text:style-name="P6"><text:s text:c="8"/>i++;</text:p>
      <text:p text:style-name="P6"><text:s text:c="8"/>k++;</text:p>
      <text:p text:style-name="P6"><text:s text:c="4"/>}</text:p>
      <text:p text:style-name="P6"><text:s text:c="4"/>while (j &lt;= n2) {</text:p>
      <text:p text:style-name="P6"><text:s text:c="8"/>rs[k][0] = s2[j][0];</text:p>
      <text:p text:style-name="P6"><text:s text:c="8"/>rs[k][1] = s2[j][1];</text:p>
      <text:p text:style-name="P6"><text:s text:c="8"/>rs[k][2] = s2[j][2];</text:p>
      <text:p text:style-name="P6"><text:s text:c="8"/>j++;</text:p>
      <text:p text:style-name="P6"><text:s text:c="8"/>k++;</text:p>
      <text:p text:style-name="P6"><text:s text:c="4"/>}</text:p>
      <text:p text:style-name="P6"/>
      <text:p text:style-name="P6"><text:s text:c="4"/>rs[0][2] = k - 1;</text:p>
      <text:p text:style-name="P6"><text:s text:c="4"/>printf("Result Tuple Matrix : \n");</text:p>
      <text:p text:style-name="P6"><text:s text:c="4"/>for(i=0;i&lt;k;i++)</text:p>
      <text:p text:style-name="P6"><text:s text:c="4"/>{for(j=0;j&lt;3;j++)</text:p>
      <text:p text:style-name="P6"><text:s text:c="4"/>{</text:p>
      <text:p text:style-name="P6"><text:s text:c="8"/>printf("%d ",rs[i][j]);</text:p>
      <text:p text:style-name="P6"><text:s text:c="4"/>}printf("\n");</text:p>
      <text:p text:style-name="P6">}</text:p>
      <text:p text:style-name="P6">}</text:p>
      <text:p text:style-name="P6"/>
      <text:p text:style-name="P6"/>
      <text:p text:style-name="P7">Experiment No. : <text:span text:style-name="T1">4</text:span></text:p>
      <text:p text:style-name="P13">Stack</text:p>
      <text:p text:style-name="P8">Name: Ronal Shoey George</text:p>
      <text:p text:style-name="P8">Roll No.: 51</text:p>
      <text:p text:style-name="P8">Class: S3DS</text:p>
      <text:p text:style-name="P8"/>
      <text:p text:style-name="P8">#include &lt;stdio.h&gt;</text:p>
      <text:p text:style-name="P3"/>
      <text:p text:style-name="P3">int top=-1;</text:p>
      <text:p text:style-name="P3">void push(int s[100],int x, int n);</text:p>
      <text:p text:style-name="P3">void pop(int s[100]);</text:p>
      <text:p text:style-name="P3">void display(int s[100]);</text:p>
      <text:p text:style-name="P3"/>
      <text:p text:style-name="P3">void main(){</text:p>
      <text:p text:style-name="P3"><text:tab/>int s[100],n,x,c,a=0;</text:p>
      <text:p text:style-name="P3"><text:tab/>printf("Enter the size of Stack : ");</text:p>
      <text:p text:style-name="P3"><text:tab/>scanf("%d",&amp;n);</text:p>
      <text:p text:style-name="P3"><text:tab/>while(a==0){</text:p>
      <text:p text:style-name="P3"><text:tab/><text:tab/>printf("1.Push\n2.Pop\n3.Display\n4.Exit\n");</text:p>
      <text:p text:style-name="P3"><text:tab/><text:tab/>printf("Enter Choice : ");</text:p>
      <text:p text:style-name="P3"><text:tab/><text:tab/>scanf("%d",&amp;c);</text:p>
      <text:p text:style-name="P3"><text:tab/><text:tab/>switch(c){</text:p>
      <text:p text:style-name="P3"><text:tab/><text:tab/><text:tab/>case 1:</text:p>
      <text:p text:style-name="P3"><text:tab/><text:tab/><text:tab/><text:tab/>printf("Enter Element to be Pushed : \n");</text:p>
      <text:p text:style-name="P3"><text:tab/><text:tab/><text:tab/><text:tab/>scanf("%d",&amp;x);</text:p>
      <text:p text:style-name="P3"><text:tab/><text:tab/><text:tab/><text:tab/>push(s,x,n);</text:p>
      <text:p text:style-name="P3"><text:tab/><text:tab/><text:tab/><text:tab/>break;</text:p>
      <text:p text:style-name="P3"><text:tab/><text:tab/><text:tab/>case 2:</text:p>
      <text:p text:style-name="P3"><text:tab/><text:tab/><text:tab/><text:tab/>pop(s);</text:p>
      <text:p text:style-name="P3"><text:tab/><text:tab/><text:tab/><text:tab/>break;</text:p>
      <text:p text:style-name="P3"><text:tab/><text:tab/><text:tab/>case 3:</text:p>
      <text:p text:style-name="P3"><text:tab/><text:tab/><text:tab/><text:tab/>display(s);</text:p>
      <text:p text:style-name="P3"><text:tab/><text:tab/><text:tab/><text:tab/>break;</text:p>
      <text:p text:style-name="P3"><text:tab/><text:tab/><text:tab/>case 4:</text:p>
      <text:p text:style-name="P3"><text:tab/><text:tab/><text:tab/><text:tab/>a=1;</text:p>
      <text:p text:style-name="P3"><text:tab/><text:tab/><text:tab/><text:tab/>break;</text:p>
      <text:p text:style-name="P3"><text:tab/><text:tab/>}</text:p>
      <text:p text:style-name="P3"><text:tab/>}</text:p>
      <text:p text:style-name="P3">}</text:p>
      <text:p text:style-name="P3"/>
      <text:p text:style-name="P3">void push(int s[100],int x, int n){</text:p>
      <text:p text:style-name="P3"><text:tab/>if (top==n-1){</text:p>
      <text:p text:style-name="P3"><text:tab/><text:tab/>printf("Stack is Full\n");</text:p>
      <text:p text:style-name="P3"><text:tab/>}</text:p>
      <text:p text:style-name="P3"><text:tab/>else{</text:p>
      <text:p text:style-name="P3"><text:soft-page-break/><text:tab/><text:tab/>s[++top]=x;</text:p>
      <text:p text:style-name="P3"><text:tab/>}</text:p>
      <text:p text:style-name="P3">}</text:p>
      <text:p text:style-name="P3"/>
      <text:p text:style-name="P3">void pop(int s[100]){</text:p>
      <text:p text:style-name="P3"><text:tab/>if (top==-1){</text:p>
      <text:p text:style-name="P3"><text:tab/><text:tab/>printf("Stack is Empty\n");</text:p>
      <text:p text:style-name="P3"><text:tab/>}</text:p>
      <text:p text:style-name="P3"><text:tab/>else{</text:p>
      <text:p text:style-name="P3"><text:tab/><text:tab/>printf("Popped Element : %d\n",s[top--]);</text:p>
      <text:p text:style-name="P3"><text:tab/>}</text:p>
      <text:p text:style-name="P3">}</text:p>
      <text:p text:style-name="P3"/>
      <text:p text:style-name="P3">void display(int s[100]){</text:p>
      <text:p text:style-name="P3"><text:tab/>if (top==-1){</text:p>
      <text:p text:style-name="P3"><text:tab/><text:tab/>printf("Stack is Empty\n");</text:p>
      <text:p text:style-name="P3"><text:tab/>}</text:p>
      <text:p text:style-name="P3"><text:tab/>else{</text:p>
      <text:p text:style-name="P3"><text:tab/><text:tab/>printf("Stack Elements : \n");</text:p>
      <text:p text:style-name="P3"><text:tab/><text:tab/>for (int i=0;i&lt;=top;i++){</text:p>
      <text:p text:style-name="P3"><text:tab/><text:tab/><text:tab/>printf("%d\n",s[i]);</text:p>
      <text:p text:style-name="P3"><text:tab/><text:tab/>}</text:p>
      <text:p text:style-name="P3"><text:tab/>}</text:p>
      <text:p text:style-name="P3">}</text:p>
      <text:p text:style-name="P24">Experiment No. : <text:span text:style-name="T3">5</text:span></text:p>
      <text:p text:style-name="P32">Infix to Postfix</text:p>
      <text:p text:style-name="P23">Name: Ronal Shoey George</text:p>
      <text:p text:style-name="P23">Roll No.: 51</text:p>
      <text:p text:style-name="P23">Class: S3DS</text:p>
      <text:p text:style-name="P32">Date: 02/11/2023</text:p>
      <text:p text:style-name="P23"/>
      <text:p text:style-name="P25">#include <text:s/>&lt;stdio.h&gt;</text:p>
      <text:p text:style-name="P25">#include &lt;string.h&gt;</text:p>
      <text:p text:style-name="P25">#include &lt;stdlib.h&gt;</text:p>
      <text:p text:style-name="P25">#include &lt;ctype.h&gt;</text:p>
      <text:p text:style-name="P25">#include &lt;math.h&gt;</text:p>
      <text:p text:style-name="P25"/>
      <text:p text:style-name="P25">void post(char inf[100],char postf[100]);</text:p>
      <text:p text:style-name="P25">int val(char c);</text:p>
      <text:p text:style-name="P25">void calc(char postf[100]);</text:p>
      <text:p text:style-name="P25">void main(){</text:p>
      <text:p text:style-name="P25"><text:tab/>char inf[100];</text:p>
      <text:p text:style-name="P25"><text:tab/>char postf[100];</text:p>
      <text:p text:style-name="P25"><text:tab/></text:p>
      <text:p text:style-name="P25"><text:tab/>printf("Enter Infix Expression : ");</text:p>
      <text:p text:style-name="P25"><text:tab/>scanf("%s", inf);</text:p>
      <text:p text:style-name="P25"><text:tab/>post(inf, postf);</text:p>
      <text:p text:style-name="P25"><text:s text:c="4"/><text:tab/>printf("\nPostfix expression: %s\n", postf);</text:p>
      <text:p text:style-name="P25"><text:s text:c="4"/><text:tab/>calc(postf);</text:p>
      <text:p text:style-name="P25">}</text:p>
      <text:p text:style-name="P25"/>
      <text:p text:style-name="P25">void post(char inf[100],char postf[100]){</text:p>
      <text:p text:style-name="P25"><text:tab/>char s[100];</text:p>
      <text:p text:style-name="P25"><text:tab/>int top=-1;</text:p>
      <text:p text:style-name="P25"><text:tab/>int j=0;</text:p>
      <text:p text:style-name="P25"><text:tab/>int n = (int)strlen(inf);</text:p>
      <text:p text:style-name="P25"><text:tab/></text:p>
      <text:p text:style-name="P25"><text:tab/>for(int i=0;i&lt;n;i++){</text:p>
      <text:p text:style-name="P25"><text:tab/><text:tab/>char c=inf[i];</text:p>
      <text:p text:style-name="P25"><text:tab/><text:tab/>printf("Character : %c <text:s/>",c);</text:p>
      <text:p text:style-name="P25"><text:tab/><text:tab/>printf("Stack : ");</text:p>
      <text:p text:style-name="P25"><text:tab/><text:tab/>for(int m=0;m&lt;(int)strlen(postf);m++){</text:p>
      <text:p text:style-name="P25"><text:tab/><text:tab/><text:tab/>printf("%c ",postf[m]);</text:p>
      <text:p text:style-name="P25"><text:tab/><text:tab/><text:tab/>}</text:p>
      <text:p text:style-name="P25"><text:tab/><text:tab/>printf("\n");</text:p>
      <text:p text:style-name="P25"><text:tab/><text:tab/>if ( isalpha(c)){</text:p>
      <text:p text:style-name="P25"><text:tab/><text:tab/><text:tab/>postf[j++]=c;</text:p>
      <text:p text:style-name="P25"><text:tab/><text:tab/><text:tab/>continue;</text:p>
      <text:p text:style-name="P25"><text:tab/><text:tab/>}</text:p>
      <text:p text:style-name="P25"><text:tab/><text:tab/>else if (c=='('){</text:p>
      <text:p text:style-name="P25"><text:tab/><text:tab/><text:tab/>s[++top]=c;</text:p>
      <text:p text:style-name="P25"><text:tab/><text:tab/><text:tab/>continue;</text:p>
      <text:p text:style-name="P25"><text:soft-page-break/><text:tab/><text:tab/>}</text:p>
      <text:p text:style-name="P25"><text:tab/><text:tab/>else if (c==')'){</text:p>
      <text:p text:style-name="P25"><text:tab/><text:tab/><text:tab/>while (top!=-1 &amp;&amp; s[top]!='('){</text:p>
      <text:p text:style-name="P25"><text:tab/><text:tab/><text:tab/><text:tab/>postf[j++]=s[top--];</text:p>
      <text:p text:style-name="P25"><text:tab/><text:tab/><text:tab/><text:tab/>continue;</text:p>
      <text:p text:style-name="P25"><text:tab/><text:tab/><text:tab/>}</text:p>
      <text:p text:style-name="P25"><text:tab/><text:tab/><text:tab/>if (top!=-1 &amp;&amp; s[top]!='('){</text:p>
      <text:p text:style-name="P25"><text:tab/><text:tab/><text:tab/><text:tab/>top--;</text:p>
      <text:p text:style-name="P25"><text:tab/><text:tab/><text:tab/><text:tab/>continue;</text:p>
      <text:p text:style-name="P25"><text:tab/><text:tab/><text:tab/>}</text:p>
      <text:p text:style-name="P25"><text:tab/><text:tab/>}</text:p>
      <text:p text:style-name="P25"><text:tab/><text:tab/>else if(c=='^'){</text:p>
      <text:p text:style-name="P25"><text:tab/><text:tab/><text:tab/>s[++top]=c;</text:p>
      <text:p text:style-name="P25"><text:tab/><text:tab/><text:tab/>continue;</text:p>
      <text:p text:style-name="P25"><text:tab/><text:tab/>}</text:p>
      <text:p text:style-name="P25"><text:tab/><text:tab/>else if (c=='+' || c=='-' || c=='/' || c=='*'){</text:p>
      <text:p text:style-name="P25"><text:tab/><text:tab/><text:tab/>while(top!=-1 &amp;&amp; val(s[top])&gt;=val(c)){</text:p>
      <text:p text:style-name="P25"><text:tab/><text:tab/><text:tab/><text:tab/>postf[j++]=s[top--];</text:p>
      <text:p text:style-name="P25"><text:tab/><text:tab/><text:tab/>}</text:p>
      <text:p text:style-name="P25"><text:tab/><text:tab/>s[++top]=c;</text:p>
      <text:p text:style-name="P25"><text:tab/><text:tab/>}</text:p>
      <text:p text:style-name="P25"><text:tab/></text:p>
      <text:p text:style-name="P25"><text:tab/>}</text:p>
      <text:p text:style-name="P25"><text:tab/><text:tab/></text:p>
      <text:p text:style-name="P25"><text:tab/>while(top!=-1){</text:p>
      <text:p text:style-name="P25"><text:tab/><text:tab/>if(s[top]!='('){</text:p>
      <text:p text:style-name="P25"><text:tab/><text:tab/><text:tab/>postf[j++]=s[top--];</text:p>
      <text:p text:style-name="P25"><text:tab/><text:tab/>}</text:p>
      <text:p text:style-name="P25"><text:tab/><text:tab/>else{</text:p>
      <text:p text:style-name="P25"><text:tab/><text:tab/><text:tab/>s[top--];</text:p>
      <text:p text:style-name="P25"><text:tab/><text:tab/>}</text:p>
      <text:p text:style-name="P25"><text:tab/><text:tab/></text:p>
      <text:p text:style-name="P25"><text:tab/>}</text:p>
      <text:p text:style-name="P25">}</text:p>
      <text:p text:style-name="P25">int val(char c){</text:p>
      <text:p text:style-name="P25"><text:tab/>if (c=='+' || c=='-'){</text:p>
      <text:p text:style-name="P25"><text:tab/><text:tab/>return 1;</text:p>
      <text:p text:style-name="P25"><text:tab/>}</text:p>
      <text:p text:style-name="P25"><text:tab/>else if (c=='/' || c=='*'){</text:p>
      <text:p text:style-name="P25"><text:tab/><text:tab/>return 2;</text:p>
      <text:p text:style-name="P25"><text:tab/>}</text:p>
      <text:p text:style-name="P25"><text:tab/>else if (c=='^'){</text:p>
      <text:p text:style-name="P25"><text:tab/><text:tab/>return 3;</text:p>
      <text:p text:style-name="P25"><text:tab/>}</text:p>
      <text:p text:style-name="P25"><text:tab/>else {</text:p>
      <text:p text:style-name="P25"><text:tab/><text:tab/>return 0;</text:p>
      <text:p text:style-name="P25"><text:tab/>}</text:p>
      <text:p text:style-name="P25"><text:tab/></text:p>
      <text:p text:style-name="P25"><text:soft-page-break/><text:tab/></text:p>
      <text:p text:style-name="P25">}</text:p>
      <text:p text:style-name="P25">void calc(char postf[100]){</text:p>
      <text:p text:style-name="P25"><text:tab/>char cal[100];</text:p>
      <text:p text:style-name="P25"><text:tab/>int n = (int)strlen(postf);</text:p>
      <text:p text:style-name="P25"><text:tab/>int noprnd=0;</text:p>
      <text:p text:style-name="P25"><text:tab/>for(int i=0;i&lt;n;i++){</text:p>
      <text:p text:style-name="P25"><text:tab/><text:tab/>if ( isalpha(postf[i])){</text:p>
      <text:p text:style-name="P25"><text:tab/><text:tab/><text:tab/>noprnd++;</text:p>
      <text:p text:style-name="P25"><text:tab/><text:tab/>}</text:p>
      <text:p text:style-name="P25"><text:tab/>}</text:p>
      <text:p text:style-name="P25"><text:tab/>printf("%d",noprnd);</text:p>
      <text:p text:style-name="P25"><text:tab/>int j=0;</text:p>
      <text:p text:style-name="P25"><text:tab/>int oprnd[noprnd];</text:p>
      <text:p text:style-name="P25"><text:tab/>for(int i=0;i&lt;n;i++){</text:p>
      <text:p text:style-name="P25"><text:tab/><text:tab/>if( isalpha(postf[i])){</text:p>
      <text:p text:style-name="P25"><text:tab/><text:tab/>printf("Enter Value of %c : ",postf[i]);</text:p>
      <text:p text:style-name="P25"><text:tab/><text:tab/>scanf("%d",&amp;oprnd[j]);</text:p>
      <text:p text:style-name="P25"><text:tab/><text:tab/>j++;</text:p>
      <text:p text:style-name="P25"><text:tab/><text:tab/>}</text:p>
      <text:p text:style-name="P25"><text:tab/>}</text:p>
      <text:p text:style-name="P25"><text:tab/>int k=-1;</text:p>
      <text:p text:style-name="P25"><text:tab/>int top=-1;</text:p>
      <text:p text:style-name="P25"><text:tab/>int res[noprnd];</text:p>
      <text:p text:style-name="P25"><text:tab/>for(int i=0;i&lt;n;i++){</text:p>
      <text:p text:style-name="P25"><text:tab/><text:tab/>if(isalpha(postf[i])){</text:p>
      <text:p text:style-name="P25"><text:tab/><text:tab/><text:tab/>res[++top]=oprnd[++k];</text:p>
      <text:p text:style-name="P25"><text:tab/><text:tab/>}</text:p>
      <text:p text:style-name="P25"><text:tab/><text:tab/>else{</text:p>
      <text:p text:style-name="P25"><text:tab/><text:tab/><text:tab/>int a,b,r;</text:p>
      <text:p text:style-name="P25"><text:tab/><text:tab/><text:tab/>a=res[top];</text:p>
      <text:p text:style-name="P25"><text:tab/><text:tab/><text:tab/>b=res[top-1];</text:p>
      <text:p text:style-name="P25"><text:tab/><text:tab/><text:tab/>switch(postf[i]){</text:p>
      <text:p text:style-name="P25"><text:tab/><text:tab/><text:tab/><text:tab/>case '+':r=b+a;break;</text:p>
      <text:p text:style-name="P25"><text:tab/><text:tab/><text:tab/><text:tab/>case '-':r=b-a;break;</text:p>
      <text:p text:style-name="P25"><text:tab/><text:tab/><text:tab/><text:tab/>case '/':r=b/a;break;</text:p>
      <text:p text:style-name="P25"><text:tab/><text:tab/><text:tab/><text:tab/>case '*':r=b*a;break;</text:p>
      <text:p text:style-name="P25"><text:tab/><text:tab/><text:tab/><text:tab/>case '^':r=pow(b,a);break;</text:p>
      <text:p text:style-name="P25"><text:tab/><text:tab/><text:tab/>}</text:p>
      <text:p text:style-name="P25"><text:tab/><text:tab/><text:tab/></text:p>
      <text:p text:style-name="P25"><text:tab/><text:tab/><text:tab/>res[--top]=r;</text:p>
      <text:p text:style-name="P25"><text:tab/><text:tab/><text:tab/></text:p>
      <text:p text:style-name="P25"><text:tab/><text:tab/>}</text:p>
      <text:p text:style-name="P25"><text:tab/>}</text:p>
      <text:p text:style-name="P25"><text:tab/>printf("\n Result of the Expression is %d \n",res[0]);</text:p>
      <text:p text:style-name="P25">}</text:p>
      <text:p text:style-name="P25"/>
      <text:p text:style-name="P1">OUTPUT</text:p>
      <text:p text:style-name="P2"/>
      <text:p text:style-name="P2">Enter Infix Expression : A/B^C*D+E</text:p>
      <text:p text:style-name="P2">Character : A <text:s/>Stack : <text:s/></text:p>
      <text:p text:style-name="P2">Character : / <text:s/>Stack : A </text:p>
      <text:p text:style-name="P2">Character : B <text:s/>Stack : A </text:p>
      <text:p text:style-name="P2">Character : ^ <text:s/>Stack : A B </text:p>
      <text:p text:style-name="P2">Character : C <text:s/>Stack : A B </text:p>
      <text:p text:style-name="P2">Character : * <text:s/>Stack : A B C </text:p>
      <text:p text:style-name="P2">Character : D <text:s/>Stack : A B C ^ / </text:p>
      <text:p text:style-name="P2">Character : + <text:s/>Stack : A B C ^ / D </text:p>
      <text:p text:style-name="P2">Character : E <text:s/>Stack : A B C ^ / D * </text:p>
      <text:p text:style-name="P2"/>
      <text:p text:style-name="P2">Postfix expression: ABC^/D*E+</text:p>
      <text:p text:style-name="P2">5Enter Value of A : 8</text:p>
      <text:p text:style-name="P2">Enter Value of B : 2</text:p>
      <text:p text:style-name="P2">Enter Value of C : 2</text:p>
      <text:p text:style-name="P2">Enter Value of D : 5</text:p>
      <text:p text:style-name="P2">Enter Value of E : 3</text:p>
      <text:p text:style-name="P2"/>
      <text:p text:style-name="P2"><text:s/>Result of the Expression is 13</text:p>
      <text:p text:style-name="P29"/>
      <text:p text:style-name="P28"><text:span text:style-name="T4">No. : </text:span><text:span text:style-name="T3">8</text:span></text:p>
      <text:p text:style-name="P34">Linked List Using Stack and Queue</text:p>
      <text:p text:style-name="P23">Name: Ronal Shoey George</text:p>
      <text:p text:style-name="P23">Roll No.: 51</text:p>
      <text:p text:style-name="P23">Class: S3DS</text:p>
      <text:p text:style-name="P32">Date: 09/11/2023</text:p>
      <text:p text:style-name="P23"/>
      <text:p text:style-name="P23">#include &lt;stdio.h&gt;</text:p>
      <text:p text:style-name="P25">#include &lt;stdlib.h&gt;</text:p>
      <text:p text:style-name="P25">struct node{</text:p>
      <text:p text:style-name="P25"><text:tab/>int data;</text:p>
      <text:p text:style-name="P25"><text:tab/>struct node *link;</text:p>
      <text:p text:style-name="P25">};</text:p>
      <text:p text:style-name="P25"/>
      <text:p text:style-name="P25">struct node *top,*f,*r;</text:p>
      <text:p text:style-name="P25"/>
      <text:p text:style-name="P25">void spush(x){</text:p>
      <text:p text:style-name="P25"><text:tab/>struct node *new=(struct node *)malloc(sizeof (struct node));</text:p>
      <text:p text:style-name="P25"><text:tab/>new-&gt;data=x;</text:p>
      <text:p text:style-name="P25"><text:tab/>new-&gt;link=NULL;</text:p>
      <text:p text:style-name="P25"><text:tab/>if (top==NULL){</text:p>
      <text:p text:style-name="P25"><text:tab/><text:tab/>top=new;</text:p>
      <text:p text:style-name="P25"><text:tab/>}</text:p>
      <text:p text:style-name="P25"><text:tab/>else{</text:p>
      <text:p text:style-name="P25"><text:tab/><text:tab/>new-&gt;link=top;</text:p>
      <text:p text:style-name="P25"><text:tab/><text:tab/>top=new;</text:p>
      <text:p text:style-name="P25"><text:tab/>}</text:p>
      <text:p text:style-name="P25"><text:tab/>sdisp();</text:p>
      <text:p text:style-name="P25">}</text:p>
      <text:p text:style-name="P25"/>
      <text:p text:style-name="P25">void spop(){</text:p>
      <text:p text:style-name="P25"><text:tab/>if (top==NULL){</text:p>
      <text:p text:style-name="P25"><text:tab/><text:tab/>printf("\nStack is empty\n");</text:p>
      <text:p text:style-name="P25"><text:tab/>}</text:p>
      <text:p text:style-name="P25"><text:tab/>else{</text:p>
      <text:p text:style-name="P25"><text:tab/><text:tab/>struct node *ptr;</text:p>
      <text:p text:style-name="P25"><text:tab/><text:tab/>ptr=top;</text:p>
      <text:p text:style-name="P25"><text:tab/><text:tab/>printf("\nPopped Element is : %d\n",top-&gt;data);</text:p>
      <text:p text:style-name="P25"><text:tab/><text:tab/>top=top-&gt;link;</text:p>
      <text:p text:style-name="P25"><text:tab/><text:tab/>free(ptr);</text:p>
      <text:p text:style-name="P25"><text:tab/><text:tab/>sdisp();</text:p>
      <text:p text:style-name="P25"><text:tab/>}</text:p>
      <text:p text:style-name="P25">}</text:p>
      <text:p text:style-name="P25"/>
      <text:p text:style-name="P25">void sdisp(){</text:p>
      <text:p text:style-name="P25"><text:tab/>struct node *ptr;</text:p>
      <text:p text:style-name="P25"><text:tab/>if (top==NULL){</text:p>
      <text:p text:style-name="P25"><text:tab/><text:tab/>printf("\nStack is empty\n");</text:p>
      <text:p text:style-name="P25"><text:soft-page-break/><text:tab/>}</text:p>
      <text:p text:style-name="P25"><text:tab/>else{</text:p>
      <text:p text:style-name="P25"><text:tab/><text:tab/>ptr=top;</text:p>
      <text:p text:style-name="P25"><text:tab/><text:tab/>printf("\nStack elements are : ");</text:p>
      <text:p text:style-name="P25"><text:tab/><text:tab/>while(ptr!=NULL){</text:p>
      <text:p text:style-name="P25"><text:tab/><text:tab/><text:tab/>printf("%d ",ptr-&gt;data);</text:p>
      <text:p text:style-name="P25"><text:tab/><text:tab/><text:tab/>ptr=ptr-&gt;link;</text:p>
      <text:p text:style-name="P25"><text:tab/><text:tab/>}</text:p>
      <text:p text:style-name="P25"><text:tab/>}</text:p>
      <text:p text:style-name="P25">}</text:p>
      <text:p text:style-name="P25"/>
      <text:p text:style-name="P25">void enq(x){</text:p>
      <text:p text:style-name="P25"><text:tab/>struct node *new=(struct node *)malloc(sizeof (struct node));</text:p>
      <text:p text:style-name="P25"><text:tab/>new-&gt;data=x;</text:p>
      <text:p text:style-name="P25"><text:tab/>new-&gt;link=NULL;</text:p>
      <text:p text:style-name="P25"><text:tab/>if(f==NULL){</text:p>
      <text:p text:style-name="P25"><text:tab/><text:tab/>f=new;</text:p>
      <text:p text:style-name="P25"><text:tab/><text:tab/>r=new;</text:p>
      <text:p text:style-name="P25"><text:tab/>}</text:p>
      <text:p text:style-name="P25"><text:tab/>else{</text:p>
      <text:p text:style-name="P25"><text:tab/><text:tab/>r-&gt;link=new;</text:p>
      <text:p text:style-name="P25"><text:tab/><text:tab/>r=r-&gt;link;</text:p>
      <text:p text:style-name="P25"><text:tab/>}</text:p>
      <text:p text:style-name="P25"><text:tab/>qdisp();</text:p>
      <text:p text:style-name="P25">}</text:p>
      <text:p text:style-name="P25"/>
      <text:p text:style-name="P25">void deq(){</text:p>
      <text:p text:style-name="P25"><text:tab/>struct node *ptr;</text:p>
      <text:p text:style-name="P25"><text:tab/>if (f==NULL){</text:p>
      <text:p text:style-name="P25"><text:tab/><text:tab/>printf("Queue Empty\n");</text:p>
      <text:p text:style-name="P25"><text:tab/>}</text:p>
      <text:p text:style-name="P25"><text:tab/>else if (f-&gt;link==NULL){</text:p>
      <text:p text:style-name="P25"><text:tab/><text:tab/>ptr=f;</text:p>
      <text:p text:style-name="P25"><text:tab/><text:tab/>printf("Deleted Element : %d",f-&gt;data);</text:p>
      <text:p text:style-name="P25"><text:tab/><text:tab/>f=NULL;</text:p>
      <text:p text:style-name="P25"><text:tab/><text:tab/>r=NULL;</text:p>
      <text:p text:style-name="P25"><text:tab/><text:tab/>free(ptr);</text:p>
      <text:p text:style-name="P25"><text:tab/>}</text:p>
      <text:p text:style-name="P25"><text:tab/>else{</text:p>
      <text:p text:style-name="P25"><text:tab/><text:tab/>ptr=f;</text:p>
      <text:p text:style-name="P25"><text:tab/><text:tab/>printf("Deleted Element : %d",f-&gt;data);</text:p>
      <text:p text:style-name="P25"><text:tab/><text:tab/>f=ptr-&gt;link;</text:p>
      <text:p text:style-name="P25"><text:tab/><text:tab/>free(ptr);</text:p>
      <text:p text:style-name="P25"><text:tab/>}</text:p>
      <text:p text:style-name="P25"><text:tab/></text:p>
      <text:p text:style-name="P25">}</text:p>
      <text:p text:style-name="P25"/>
      <text:p text:style-name="P25">void qdisp(){</text:p>
      <text:p text:style-name="P25"><text:soft-page-break/><text:tab/>struct node *ptr;</text:p>
      <text:p text:style-name="P25"><text:tab/>if (f==NULL){</text:p>
      <text:p text:style-name="P25"><text:tab/><text:tab/>printf("Queue is Empty");</text:p>
      <text:p text:style-name="P25"><text:tab/>}</text:p>
      <text:p text:style-name="P25"><text:tab/>else{</text:p>
      <text:p text:style-name="P25"><text:tab/><text:tab/>ptr=f;</text:p>
      <text:p text:style-name="P25"><text:tab/><text:tab/>printf("Queue Elements are : ");</text:p>
      <text:p text:style-name="P25"><text:tab/><text:tab/>while (ptr!=NULL){</text:p>
      <text:p text:style-name="P25"><text:tab/><text:tab/><text:tab/>printf("%d ",ptr-&gt;data);</text:p>
      <text:p text:style-name="P25"><text:tab/><text:tab/><text:tab/>ptr=ptr-&gt;link;</text:p>
      <text:p text:style-name="P25"><text:tab/><text:tab/>}</text:p>
      <text:p text:style-name="P25"><text:tab/>}</text:p>
      <text:p text:style-name="P25">}</text:p>
      <text:p text:style-name="P25"/>
      <text:p text:style-name="P25"/>
      <text:p text:style-name="P25">void queue(){</text:p>
      <text:p text:style-name="P25"><text:tab/>int x,c=0;</text:p>
      <text:p text:style-name="P25"><text:tab/>while(c!=4){</text:p>
      <text:p text:style-name="P25"><text:tab/><text:tab/>printf("\n1.Enqueu\n2.Delete Queue\n3.Display Queue\n4.Exit from Queue\n");</text:p>
      <text:p text:style-name="P25"><text:tab/><text:tab/>printf("Enter Choice : ");</text:p>
      <text:p text:style-name="P25"><text:tab/><text:tab/>scanf("%d",&amp;c);</text:p>
      <text:p text:style-name="P25"><text:tab/><text:tab/>switch(c){</text:p>
      <text:p text:style-name="P25"><text:tab/><text:tab/><text:tab/>case 1:</text:p>
      <text:p text:style-name="P25"><text:tab/><text:tab/><text:tab/><text:tab/>printf("Enter Element to be Inserted : ");</text:p>
      <text:p text:style-name="P25"><text:tab/><text:tab/><text:tab/><text:tab/>scanf("%d",&amp;x);</text:p>
      <text:p text:style-name="P25"><text:tab/><text:tab/><text:tab/><text:tab/>enq(x);</text:p>
      <text:p text:style-name="P25"><text:tab/><text:tab/><text:tab/><text:tab/>break;</text:p>
      <text:p text:style-name="P25"><text:tab/><text:tab/><text:tab/>case 2:</text:p>
      <text:p text:style-name="P25"><text:tab/><text:tab/><text:tab/><text:tab/>deq();</text:p>
      <text:p text:style-name="P25"><text:tab/><text:tab/><text:tab/><text:tab/>break;</text:p>
      <text:p text:style-name="P25"><text:tab/><text:tab/><text:tab/>case 3:</text:p>
      <text:p text:style-name="P25"><text:tab/><text:tab/><text:tab/><text:tab/>qdisp();</text:p>
      <text:p text:style-name="P25"><text:tab/><text:tab/><text:tab/><text:tab/>break;</text:p>
      <text:p text:style-name="P25"><text:tab/><text:tab/><text:tab/>case 4:</text:p>
      <text:p text:style-name="P25"><text:tab/><text:tab/><text:tab/><text:tab/>break;</text:p>
      <text:p text:style-name="P25"><text:tab/><text:tab/><text:tab/><text:tab/></text:p>
      <text:p text:style-name="P25"><text:tab/><text:tab/>}</text:p>
      <text:p text:style-name="P25"><text:tab/>}<text:tab/></text:p>
      <text:p text:style-name="P25">}</text:p>
      <text:p text:style-name="P25"/>
      <text:p text:style-name="P25"/>
      <text:p text:style-name="P25">void stack(){</text:p>
      <text:p text:style-name="P25"><text:tab/>int x,c=0;</text:p>
      <text:p text:style-name="P25"><text:tab/>while(c!=4){</text:p>
      <text:p text:style-name="P25"><text:tab/><text:tab/>printf("\n1.Push\n2.Pop\n3.Display\n4.Exit From Stack\n");</text:p>
      <text:p text:style-name="P25"><text:tab/><text:tab/>printf("Enter Choice : ");</text:p>
      <text:p text:style-name="P25"><text:tab/><text:tab/>scanf("%d",&amp;c);</text:p>
      <text:p text:style-name="P25"><text:soft-page-break/><text:tab/><text:tab/>switch(c){</text:p>
      <text:p text:style-name="P25"><text:tab/><text:tab/><text:tab/>case 1:</text:p>
      <text:p text:style-name="P25"><text:tab/><text:tab/><text:tab/><text:tab/>printf("Enter Element to be Pushed : ");</text:p>
      <text:p text:style-name="P25"><text:tab/><text:tab/><text:tab/><text:tab/>scanf("%d",&amp;x);</text:p>
      <text:p text:style-name="P25"><text:tab/><text:tab/><text:tab/><text:tab/>spush(x);</text:p>
      <text:p text:style-name="P25"><text:tab/><text:tab/><text:tab/><text:tab/>break;</text:p>
      <text:p text:style-name="P25"><text:tab/><text:tab/><text:tab/>case 2:</text:p>
      <text:p text:style-name="P25"><text:tab/><text:tab/><text:tab/><text:tab/>spop();</text:p>
      <text:p text:style-name="P25"><text:tab/><text:tab/><text:tab/><text:tab/>break;</text:p>
      <text:p text:style-name="P25"><text:tab/><text:tab/><text:tab/>case 3:</text:p>
      <text:p text:style-name="P25"><text:tab/><text:tab/><text:tab/><text:tab/>sdisp();</text:p>
      <text:p text:style-name="P25"><text:tab/><text:tab/><text:tab/><text:tab/>break;</text:p>
      <text:p text:style-name="P25"><text:tab/><text:tab/><text:tab/>case 4:</text:p>
      <text:p text:style-name="P25"><text:tab/><text:tab/><text:tab/><text:tab/>break;</text:p>
      <text:p text:style-name="P25"><text:tab/><text:tab/><text:tab/><text:tab/></text:p>
      <text:p text:style-name="P25"><text:tab/><text:tab/>}</text:p>
      <text:p text:style-name="P25"><text:tab/>}<text:tab/></text:p>
      <text:p text:style-name="P25">}</text:p>
      <text:p text:style-name="P25"/>
      <text:p text:style-name="P25"/>
      <text:p text:style-name="P25">void main(){</text:p>
      <text:p text:style-name="P25"><text:tab/>int x,ch=0;</text:p>
      <text:p text:style-name="P25"><text:tab/>while(ch!=3){</text:p>
      <text:p text:style-name="P25"><text:tab/><text:tab/>printf("\n1.Stack\n2.Queue\n3.Exit\n");</text:p>
      <text:p text:style-name="P25"><text:tab/><text:tab/>printf("Enter Choice : ");</text:p>
      <text:p text:style-name="P25"><text:tab/><text:tab/>scanf("%d",&amp;ch);</text:p>
      <text:p text:style-name="P25"><text:tab/><text:tab/>switch(ch){</text:p>
      <text:p text:style-name="P25"><text:tab/><text:tab/><text:tab/>case 1:</text:p>
      <text:p text:style-name="P25"><text:tab/><text:tab/><text:tab/><text:tab/>stack();</text:p>
      <text:p text:style-name="P25"><text:tab/><text:tab/><text:tab/><text:tab/>break;</text:p>
      <text:p text:style-name="P25"><text:tab/><text:tab/><text:tab/>case 2:</text:p>
      <text:p text:style-name="P25"><text:tab/><text:tab/><text:tab/><text:tab/>queue();</text:p>
      <text:p text:style-name="P25"><text:tab/><text:tab/><text:tab/><text:tab/>break;</text:p>
      <text:p text:style-name="P25"><text:tab/><text:tab/><text:tab/>case 3:</text:p>
      <text:p text:style-name="P25"><text:tab/><text:tab/><text:tab/><text:tab/>break;</text:p>
      <text:p text:style-name="P25"><text:tab/><text:tab/>}</text:p>
      <text:p text:style-name="P25"><text:tab/>}</text:p>
      <text:p text:style-name="P25">}</text:p>
      <text:p text:style-name="P1">OUTPUT<text:line-break/></text:p>
      <text:p text:style-name="P3">1.Stack</text:p>
      <text:p text:style-name="P3">2.Queue</text:p>
      <text:p text:style-name="P3">3.Exit</text:p>
      <text:p text:style-name="P3">Enter Choice : 1</text:p>
      <text:p text:style-name="P3"/>
      <text:p text:style-name="P3">1.Push</text:p>
      <text:p text:style-name="P3">2.Pop</text:p>
      <text:p text:style-name="P3">3.Display</text:p>
      <text:p text:style-name="P3">4.Exit From Stack</text:p>
      <text:p text:style-name="P3">Enter Choice : 1</text:p>
      <text:p text:style-name="P3">Enter Element to be Pushed : 6</text:p>
      <text:p text:style-name="P3"/>
      <text:p text:style-name="P3">Stack elements are :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1</text:p>
      <text:p text:style-name="P3">Enter Element to be Pushed : 9</text:p>
      <text:p text:style-name="P3"/>
      <text:p text:style-name="P3">Stack elements are : 9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1</text:p>
      <text:p text:style-name="P3">Enter Element to be Pushed : 4</text:p>
      <text:p text:style-name="P3"/>
      <text:p text:style-name="P3">Stack elements are : 4 9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3</text:p>
      <text:p text:style-name="P3"/>
      <text:p text:style-name="P3">Stack elements are : 4 9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2</text:p>
      <text:p text:style-name="P3"/>
      <text:p text:style-name="P3">Popped Element is : 4</text:p>
      <text:p text:style-name="P3"><text:soft-page-break/></text:p>
      <text:p text:style-name="P3">Stack elements are : 9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2</text:p>
      <text:p text:style-name="P3"/>
      <text:p text:style-name="P3">Popped Element is : 9</text:p>
      <text:p text:style-name="P3"/>
      <text:p text:style-name="P3">Stack elements are : 6 </text:p>
      <text:p text:style-name="P3">1.Push</text:p>
      <text:p text:style-name="P3">2.Pop</text:p>
      <text:p text:style-name="P3">3.Display</text:p>
      <text:p text:style-name="P3">4.Exit From Stack</text:p>
      <text:p text:style-name="P3">Enter Choice : 2</text:p>
      <text:p text:style-name="P3"/>
      <text:p text:style-name="P3">Popped Element is : 6</text:p>
      <text:p text:style-name="P3"/>
      <text:p text:style-name="P3">Stack is empty</text:p>
      <text:p text:style-name="P3"/>
      <text:p text:style-name="P3">1.Push</text:p>
      <text:p text:style-name="P3">2.Pop</text:p>
      <text:p text:style-name="P3">3.Display</text:p>
      <text:p text:style-name="P3">4.Exit From Stack</text:p>
      <text:p text:style-name="P3">Enter Choice : 4</text:p>
      <text:p text:style-name="P3"/>
      <text:p text:style-name="P3">1.Stack</text:p>
      <text:p text:style-name="P3">2.Queue</text:p>
      <text:p text:style-name="P3">3.Exit</text:p>
      <text:p text:style-name="P3">Enter Choice : 2</text:p>
      <text:p text:style-name="P3"/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1</text:p>
      <text:p text:style-name="P3">Enter Element to be Inserted : 5</text:p>
      <text:p text:style-name="P3">Queue Elements are : 5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1</text:p>
      <text:p text:style-name="P3">Enter Element to be Inserted : 6</text:p>
      <text:p text:style-name="P3"><text:soft-page-break/>Queue Elements are : 5 6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1</text:p>
      <text:p text:style-name="P3">Enter Element to be Inserted : 9</text:p>
      <text:p text:style-name="P3">Queue Elements are : 5 6 9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1</text:p>
      <text:p text:style-name="P3">Enter Element to be Inserted : 4</text:p>
      <text:p text:style-name="P3">Queue Elements are : 5 6 9 4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Deleted Element : 5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Deleted Element : 6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3</text:p>
      <text:p text:style-name="P3">Queue Elements are : 9 4 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Deleted Element : 9</text:p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Deleted Element : 4</text:p>
      <text:p text:style-name="P3"><text:soft-page-break/>1.Enqueu</text:p>
      <text:p text:style-name="P3">2.Delete Queue</text:p>
      <text:p text:style-name="P3">3.Display Queue</text:p>
      <text:p text:style-name="P3">4.Exit from Queue</text:p>
      <text:p text:style-name="P3">Enter Choice : 2</text:p>
      <text:p text:style-name="P3">Queue Empty</text:p>
      <text:p text:style-name="P3"/>
      <text:p text:style-name="P3">1.Enqueu</text:p>
      <text:p text:style-name="P3">2.Delete Queue</text:p>
      <text:p text:style-name="P3">3.Display Queue</text:p>
      <text:p text:style-name="P3">4.Exit from Queue</text:p>
      <text:p text:style-name="P3">Enter Choice : 4</text:p>
      <text:p text:style-name="P3"/>
      <text:p text:style-name="P3">1.Stack</text:p>
      <text:p text:style-name="P3">2.Queue</text:p>
      <text:p text:style-name="P3">3.Exit</text:p>
      <text:p text:style-name="P3">Enter Choice : 3</text:p>
      <text:p text:style-name="P31"><text:span text:style-name="T8">Experiment </text:span><text:span text:style-name="T4">No. : </text:span></text:p>
      <text:p text:style-name="P36">Menu Driven Priority and Circular Queue</text:p>
      <text:p text:style-name="P27">Name: Ronal Shoey George</text:p>
      <text:p text:style-name="P27">Roll No.: 51</text:p>
      <text:p text:style-name="P27">Class: S3DS</text:p>
      <text:p text:style-name="P10"><text:span text:style-name="T5">Date: </text:span><text:span text:style-name="T7">02</text:span><text:span text:style-name="T5">/11/2023</text:span></text:p>
      <text:p text:style-name="P10">#include&lt;stdio.h&gt;</text:p>
      <text:p text:style-name="P3"/>
      <text:p text:style-name="P3">#define MAX_SIZE 4</text:p>
      <text:p text:style-name="P3"/>
      <text:p text:style-name="P3">typedef struct cq {</text:p>
      <text:p text:style-name="P3"><text:s text:c="4"/>int queue[MAX_SIZE];</text:p>
      <text:p text:style-name="P3"><text:s text:c="4"/>int front, rear;</text:p>
      <text:p text:style-name="P3">} cq;</text:p>
      <text:p text:style-name="P3"/>
      <text:p text:style-name="P3">typedef struct PrioElm{</text:p>
      <text:p text:style-name="P3"><text:tab/>int data;</text:p>
      <text:p text:style-name="P3"><text:tab/>int prio;</text:p>
      <text:p text:style-name="P3">}PrioElm;</text:p>
      <text:p text:style-name="P3"/>
      <text:p text:style-name="P3">typedef struct pq {</text:p>
      <text:p text:style-name="P3"><text:s text:c="4"/>PrioElm queue[MAX_SIZE];</text:p>
      <text:p text:style-name="P3"><text:s text:c="4"/>int size;</text:p>
      <text:p text:style-name="P3">} pq;</text:p>
      <text:p text:style-name="P3"/>
      <text:p text:style-name="P3">void initPriorityQueue(pq *pq) {</text:p>
      <text:p text:style-name="P3"><text:s text:c="4"/>pq-&gt;size = 0;</text:p>
      <text:p text:style-name="P3">}</text:p>
      <text:p text:style-name="P3"/>
      <text:p text:style-name="P3">int isPriorityQueueEmpty(const pq *pq) {</text:p>
      <text:p text:style-name="P3"><text:s text:c="4"/>return pq-&gt;size == 0;</text:p>
      <text:p text:style-name="P3">}</text:p>
      <text:p text:style-name="P3"/>
      <text:p text:style-name="P3">int isPriorityQueueFull(const pq *pq) {</text:p>
      <text:p text:style-name="P3"><text:s text:c="4"/>return pq-&gt;size == MAX_SIZE;</text:p>
      <text:p text:style-name="P3">}</text:p>
      <text:p text:style-name="P3"/>
      <text:p text:style-name="P3">void enqueuePriorityQueue(pq *pq, PrioElm item) {</text:p>
      <text:p text:style-name="P3"><text:s text:c="4"/>if (isPriorityQueueFull(pq)) {</text:p>
      <text:p text:style-name="P3"><text:s text:c="8"/>printf("Priority queue is full. Cannot enqueue.\n");</text:p>
      <text:p text:style-name="P3"><text:s text:c="4"/>} else {</text:p>
      <text:p text:style-name="P3"><text:s text:c="8"/>int i = pq-&gt;size - 1;</text:p>
      <text:p text:style-name="P3"><text:s text:c="8"/>while (i &gt;= 0 &amp;&amp; item.prio &lt; pq-&gt;queue[i].prio) {</text:p>
      <text:p text:style-name="P3"><text:s text:c="12"/>pq-&gt;queue[i + 1] = pq-&gt;queue[i];</text:p>
      <text:p text:style-name="P3"><text:s text:c="12"/>i--;</text:p>
      <text:p text:style-name="P3"><text:soft-page-break/><text:s text:c="8"/>}</text:p>
      <text:p text:style-name="P3"><text:s text:c="8"/>pq-&gt;queue[i + 1] = item;</text:p>
      <text:p text:style-name="P3"><text:s text:c="8"/>pq-&gt;size++;</text:p>
      <text:p text:style-name="P3"><text:s text:c="8"/>printf("%d enqueued successfully.\n", item.data);</text:p>
      <text:p text:style-name="P3"><text:s text:c="4"/>}</text:p>
      <text:p text:style-name="P3">}</text:p>
      <text:p text:style-name="P3"/>
      <text:p text:style-name="P3">void dequeuePriorityQueue(pq *pq) {</text:p>
      <text:p text:style-name="P3"><text:s text:c="4"/>if (isPriorityQueueEmpty(pq)) {</text:p>
      <text:p text:style-name="P3"><text:s text:c="8"/>printf("Priority queue is empty. Cannot dequeue.\n");</text:p>
      <text:p text:style-name="P3"><text:s text:c="4"/>} else {</text:p>
      <text:p text:style-name="P3"><text:s text:c="8"/>printf("%d dequeued successfully.\n", pq-&gt;queue[0].data);</text:p>
      <text:p text:style-name="P3"><text:s text:c="8"/>for (int i = 1; i &lt; pq-&gt;size; i++) {</text:p>
      <text:p text:style-name="P3"><text:s text:c="12"/>pq-&gt;queue[i - 1].data = pq-&gt;queue[i].data;</text:p>
      <text:p text:style-name="P3"><text:s text:c="8"/>}</text:p>
      <text:p text:style-name="P3"><text:s text:c="8"/>pq-&gt;size--;</text:p>
      <text:p text:style-name="P3"><text:s text:c="4"/>}</text:p>
      <text:p text:style-name="P3">}</text:p>
      <text:p text:style-name="P3"/>
      <text:p text:style-name="P3">void displayPriorityQueue(const pq *pq) {</text:p>
      <text:p text:style-name="P3"><text:s text:c="4"/>if (isPriorityQueueEmpty(pq)) {</text:p>
      <text:p text:style-name="P3"><text:s text:c="8"/>printf("Priority queue is empty.\n");</text:p>
      <text:p text:style-name="P3"><text:s text:c="4"/>} else {</text:p>
      <text:p text:style-name="P3"><text:s text:c="8"/>printf("Priority queue elements : ");</text:p>
      <text:p text:style-name="P3"><text:s text:c="8"/>for (int i = 0; i &lt; pq-&gt;size; i++) {</text:p>
      <text:p text:style-name="P3"><text:s text:c="8"/><text:tab/><text:tab/>printf("\n");</text:p>
      <text:p text:style-name="P3"><text:s text:c="12"/><text:tab/>printf("%d [%d]", pq-&gt;queue[i].data, pq-&gt;queue[i].prio);</text:p>
      <text:p text:style-name="P3"><text:s text:c="12"/></text:p>
      <text:p text:style-name="P3"><text:s text:c="8"/>}</text:p>
      <text:p text:style-name="P3"><text:s text:c="8"/>printf("\n");</text:p>
      <text:p text:style-name="P3"><text:s text:c="4"/>}</text:p>
      <text:p text:style-name="P3">}</text:p>
      <text:p text:style-name="P3"/>
      <text:p text:style-name="P3">void prioq(){</text:p>
      <text:p text:style-name="P3"><text:s text:c="4"/>int cchoice;</text:p>
      <text:p text:style-name="P3"><text:s text:c="4"/>pq priorityQueue;</text:p>
      <text:p text:style-name="P3"><text:s text:c="4"/>initPriorityQueue(&amp;priorityQueue);</text:p>
      <text:p text:style-name="P3"><text:s text:c="4"/>PrioElm elm;</text:p>
      <text:p text:style-name="P3"><text:s text:c="4"/>while(cchoice!=4){</text:p>
      <text:p text:style-name="P3"><text:s text:c="8"/>printf("\n1.Enqueue\n2.Dequeue\n3.Display\n4.Exit\n");</text:p>
      <text:p text:style-name="P3"><text:s text:c="8"/>scanf("%d",&amp;cchoice);</text:p>
      <text:p text:style-name="P3"><text:s text:c="8"/>switch(cchoice){</text:p>
      <text:p text:style-name="P3"><text:s text:c="12"/>case 1: printf("Enter element to insert : ");</text:p>
      <text:p text:style-name="P3"><text:s text:c="20"/>scanf("%d", &amp;elm.data);</text:p>
      <text:p text:style-name="P3"><text:s text:c="20"/>printf("Enter Priority of element : ");</text:p>
      <text:p text:style-name="P3"><text:soft-page-break/><text:s text:c="20"/>scanf("%d", &amp;elm.prio);</text:p>
      <text:p text:style-name="P3"><text:s text:c="20"/>enqueuePriorityQueue(&amp;priorityQueue, elm);</text:p>
      <text:p text:style-name="P3"><text:s text:c="20"/>break;</text:p>
      <text:p text:style-name="P3"><text:s text:c="12"/>case 2: dequeuePriorityQueue(&amp;priorityQueue);</text:p>
      <text:p text:style-name="P3"><text:s text:c="20"/>break;</text:p>
      <text:p text:style-name="P3"><text:s text:c="12"/>case 3: displayPriorityQueue(&amp;priorityQueue);</text:p>
      <text:p text:style-name="P3"><text:s text:c="20"/>break;</text:p>
      <text:p text:style-name="P3"><text:s text:c="12"/>case 4: break;</text:p>
      <text:p text:style-name="P3"><text:s text:c="8"/>}</text:p>
      <text:p text:style-name="P3"><text:s text:c="4"/>}</text:p>
      <text:p text:style-name="P3"><text:s text:c="4"/></text:p>
      <text:p text:style-name="P3">}</text:p>
      <text:p text:style-name="P3"/>
      <text:p text:style-name="P3">int ElemCount=0;</text:p>
      <text:p text:style-name="P3">void displayQueue(int x,int y,int n,int Queue[n]){</text:p>
      <text:p text:style-name="P3"/>
      <text:p text:style-name="P3"><text:tab/>//printf("front:%d\nrear:%d\n",x,y);</text:p>
      <text:p text:style-name="P3"><text:tab/>if(ElemCount==0){</text:p>
      <text:p text:style-name="P3"><text:tab/><text:tab/>printf("Queue is empty\n");</text:p>
      <text:p text:style-name="P3"><text:tab/></text:p>
      <text:p text:style-name="P3"><text:tab/>}</text:p>
      <text:p text:style-name="P3"><text:tab/>else{</text:p>
      <text:p text:style-name="P3"><text:tab/><text:tab/>printf("Queue is:");</text:p>
      <text:p text:style-name="P3"><text:tab/><text:tab/>for(int i=x;i&lt;=y;i++){</text:p>
      <text:p text:style-name="P3"><text:tab/><text:tab/><text:tab/>printf("%d ",Queue[i]);</text:p>
      <text:p text:style-name="P3"><text:tab/><text:tab/>}</text:p>
      <text:p text:style-name="P3"><text:tab/><text:tab/>printf("\n");</text:p>
      <text:p text:style-name="P3"><text:tab/>}</text:p>
      <text:p text:style-name="P3">}</text:p>
      <text:p text:style-name="P3"/>
      <text:p text:style-name="P3">void initCircularQueue(cq *cq) {</text:p>
      <text:p text:style-name="P3"><text:s text:c="4"/>cq-&gt;front = cq-&gt;rear = -1;</text:p>
      <text:p text:style-name="P3">}</text:p>
      <text:p text:style-name="P3"/>
      <text:p text:style-name="P3">int isCircularQueueEmpty(const cq *cq) {</text:p>
      <text:p text:style-name="P3"><text:s text:c="4"/>return cq-&gt;front == -1 &amp;&amp; cq-&gt;rear == -1;</text:p>
      <text:p text:style-name="P3">}</text:p>
      <text:p text:style-name="P3"/>
      <text:p text:style-name="P3">int isCircularQueueFull(const cq *cq) {</text:p>
      <text:p text:style-name="P3"><text:s text:c="4"/>return (cq-&gt;rear + 1) % MAX_SIZE == cq-&gt;front;</text:p>
      <text:p text:style-name="P3">}</text:p>
      <text:p text:style-name="P3"/>
      <text:p text:style-name="P3">void enqueueCircularQueue(cq *cq, int item) {</text:p>
      <text:p text:style-name="P3"><text:s text:c="4"/>if (isCircularQueueFull(cq)) {</text:p>
      <text:p text:style-name="P3"><text:s text:c="8"/>printf("Queue is full. Cannot enqueue.\n");</text:p>
      <text:p text:style-name="P3"><text:soft-page-break/><text:s text:c="4"/>} else {</text:p>
      <text:p text:style-name="P3"><text:s text:c="8"/>if (isCircularQueueEmpty(cq)) {</text:p>
      <text:p text:style-name="P3"><text:s text:c="12"/>cq-&gt;front = cq-&gt;rear = 0;</text:p>
      <text:p text:style-name="P3"><text:s text:c="8"/>} else {</text:p>
      <text:p text:style-name="P3"><text:s text:c="12"/>cq-&gt;rear = (cq-&gt;rear + 1) % MAX_SIZE;</text:p>
      <text:p text:style-name="P3"><text:s text:c="8"/>}</text:p>
      <text:p text:style-name="P3"><text:s text:c="8"/>cq-&gt;queue[cq-&gt;rear] = item;</text:p>
      <text:p text:style-name="P3"><text:s text:c="8"/>printf("%d enqueued\n", item);</text:p>
      <text:p text:style-name="P3"><text:s text:c="4"/>}</text:p>
      <text:p text:style-name="P3">}</text:p>
      <text:p text:style-name="P3"/>
      <text:p text:style-name="P3">void dequeueCircularQueue(cq *cq) {</text:p>
      <text:p text:style-name="P3"><text:s text:c="4"/>if (isCircularQueueEmpty(cq)) {</text:p>
      <text:p text:style-name="P3"><text:s text:c="8"/>printf("Queue is empty. Cannot dequeue.\n");</text:p>
      <text:p text:style-name="P3"><text:s text:c="4"/>} else {</text:p>
      <text:p text:style-name="P3"><text:s text:c="8"/>printf("%d dequeued\n", cq-&gt;queue[cq-&gt;front]);</text:p>
      <text:p text:style-name="P3"><text:s text:c="8"/>if (cq-&gt;front == cq-&gt;rear) {</text:p>
      <text:p text:style-name="P3"><text:s text:c="12"/>cq-&gt;front = cq-&gt;rear = -1;</text:p>
      <text:p text:style-name="P3"><text:s text:c="8"/>} else {</text:p>
      <text:p text:style-name="P3"><text:s text:c="12"/>cq-&gt;front = (cq-&gt;front + 1) % MAX_SIZE;</text:p>
      <text:p text:style-name="P3"><text:s text:c="8"/>}</text:p>
      <text:p text:style-name="P3"><text:s text:c="4"/>}</text:p>
      <text:p text:style-name="P3">}</text:p>
      <text:p text:style-name="P3"/>
      <text:p text:style-name="P3">void displayCircularQueue(const cq *cq) {</text:p>
      <text:p text:style-name="P3"><text:s text:c="4"/>if (isCircularQueueEmpty(cq)) {</text:p>
      <text:p text:style-name="P3"><text:s text:c="8"/>printf("Queue is empty.\n");</text:p>
      <text:p text:style-name="P3"><text:s text:c="4"/>} else {</text:p>
      <text:p text:style-name="P3"><text:s text:c="8"/>int i = cq-&gt;front;</text:p>
      <text:p text:style-name="P3"><text:s text:c="8"/>printf("Queue elements: ");</text:p>
      <text:p text:style-name="P3"><text:s text:c="8"/>do {</text:p>
      <text:p text:style-name="P3"><text:s text:c="12"/>printf("%d ", cq-&gt;queue[i]);</text:p>
      <text:p text:style-name="P3"><text:s text:c="12"/>i = (i + 1) % MAX_SIZE;</text:p>
      <text:p text:style-name="P3"><text:s text:c="8"/>} while (i != (cq-&gt;rear + 1) % MAX_SIZE);</text:p>
      <text:p text:style-name="P3"><text:s text:c="8"/>printf("\n");</text:p>
      <text:p text:style-name="P3"><text:s text:c="4"/>}</text:p>
      <text:p text:style-name="P3">}</text:p>
      <text:p text:style-name="P3"/>
      <text:p text:style-name="P3">void circq(){</text:p>
      <text:p text:style-name="P3"><text:s text:c="4"/>cq circularQueue;</text:p>
      <text:p text:style-name="P3"><text:s text:c="4"/>initCircularQueue(&amp;circularQueue);</text:p>
      <text:p text:style-name="P3"><text:s text:c="4"/>int pchoice,item;</text:p>
      <text:p text:style-name="P3"><text:s text:c="4"/>while(pchoice!=4){</text:p>
      <text:p text:style-name="P3"><text:s text:c="8"/>printf("\n1.Enqueue\n2.Dequeue\n3.Display\n4.Exit.\n");</text:p>
      <text:p text:style-name="P3"><text:s text:c="8"/>scanf("%d", &amp;pchoice);</text:p>
      <text:p text:style-name="P3"><text:soft-page-break/><text:s text:c="8"/>switch(pchoice){</text:p>
      <text:p text:style-name="P3"><text:s text:c="12"/>case 1: printf("Enter Element : ");</text:p>
      <text:p text:style-name="P3"><text:s text:c="20"/>scanf("%d", &amp;item);</text:p>
      <text:p text:style-name="P3"><text:s text:c="20"/>enqueueCircularQueue(&amp;circularQueue, item);</text:p>
      <text:p text:style-name="P3"><text:s text:c="20"/>displayCircularQueue(&amp;circularQueue);</text:p>
      <text:p text:style-name="P3"><text:s text:c="20"/>break;</text:p>
      <text:p text:style-name="P3"><text:s text:c="12"/>case 2: dequeueCircularQueue(&amp;circularQueue);</text:p>
      <text:p text:style-name="P3"><text:s text:c="12"/><text:tab/><text:tab/>displayCircularQueue(&amp;circularQueue);</text:p>
      <text:p text:style-name="P3"><text:s text:c="20"/>break;</text:p>
      <text:p text:style-name="P3"><text:s text:c="12"/>case 3: displayCircularQueue(&amp;circularQueue);</text:p>
      <text:p text:style-name="P3"><text:s text:c="20"/>break;</text:p>
      <text:p text:style-name="P3"><text:s text:c="12"/>case 4: break;</text:p>
      <text:p text:style-name="P3"><text:s text:c="8"/>}</text:p>
      <text:p text:style-name="P3"><text:s text:c="4"/>}</text:p>
      <text:p text:style-name="P3">}</text:p>
      <text:p text:style-name="P3"/>
      <text:p text:style-name="P3">int main() {</text:p>
      <text:p text:style-name="P3"><text:s text:c="4"/>int choice;</text:p>
      <text:p text:style-name="P3"><text:s text:c="4"/>while(choice !=3){</text:p>
      <text:p text:style-name="P3"><text:s text:c="8"/>printf("\n1.Circular Queue\n2.Priority Queue\n3.Exit\n");</text:p>
      <text:p text:style-name="P3"><text:s text:c="8"/>printf("Enter Choice : ");</text:p>
      <text:p text:style-name="P3"><text:s text:c="8"/>scanf("%d", &amp;choice);</text:p>
      <text:p text:style-name="P3"><text:s text:c="8"/>switch (choice) {</text:p>
      <text:p text:style-name="P3"><text:s text:c="12"/>case 1:</text:p>
      <text:p text:style-name="P3"><text:s text:c="16"/>circq();</text:p>
      <text:p text:style-name="P3"><text:s text:c="16"/>break;</text:p>
      <text:p text:style-name="P3"><text:s text:c="12"/>case 2:</text:p>
      <text:p text:style-name="P3"><text:s text:c="16"/>prioq();</text:p>
      <text:p text:style-name="P3"><text:s text:c="16"/>break;</text:p>
      <text:p text:style-name="P3"><text:s text:c="12"/>case 3:</text:p>
      <text:p text:style-name="P3"><text:s text:c="16"/>break;</text:p>
      <text:p text:style-name="P3"><text:s text:c="12"/>default:</text:p>
      <text:p text:style-name="P3"><text:s text:c="16"/>printf("Invalid choice. Please try again.\n")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/>
      <text:p text:style-name="P16">OUTPUT</text:p>
      <text:p text:style-name="P10">1.Circular Queue</text:p>
      <text:p text:style-name="P3">2.Priority Queue</text:p>
      <text:p text:style-name="P3">3.Exit</text:p>
      <text:p text:style-name="P3">Enter Choice : 1</text:p>
      <text:p text:style-name="P3"/>
      <text:p text:style-name="P3">1.Enqueue</text:p>
      <text:p text:style-name="P3">2.Dequeue</text:p>
      <text:p text:style-name="P3">3.Display</text:p>
      <text:p text:style-name="P3">4.Exit.</text:p>
      <text:p text:style-name="P3">1</text:p>
      <text:p text:style-name="P3">Enter Element : 4</text:p>
      <text:p text:style-name="P3">4 enqueued</text:p>
      <text:p text:style-name="P3">Queue elements: 4 </text:p>
      <text:p text:style-name="P3"/>
      <text:p text:style-name="P3">1.Enqueue</text:p>
      <text:p text:style-name="P3">2.Dequeue</text:p>
      <text:p text:style-name="P3">3.Display</text:p>
      <text:p text:style-name="P3">4.Exit.</text:p>
      <text:p text:style-name="P3">1</text:p>
      <text:p text:style-name="P3">Enter Element : 5</text:p>
      <text:p text:style-name="P3">5 enqueued</text:p>
      <text:p text:style-name="P3">Queue elements: 4 5 </text:p>
      <text:p text:style-name="P3"/>
      <text:p text:style-name="P3">1.Enqueue</text:p>
      <text:p text:style-name="P3">2.Dequeue</text:p>
      <text:p text:style-name="P3">3.Display</text:p>
      <text:p text:style-name="P3">4.Exit.</text:p>
      <text:p text:style-name="P3">1</text:p>
      <text:p text:style-name="P3">Enter Element : 6</text:p>
      <text:p text:style-name="P3">6 enqueued</text:p>
      <text:p text:style-name="P3">Queue elements: 4 5 6 </text:p>
      <text:p text:style-name="P3"/>
      <text:p text:style-name="P3">1.Enqueue</text:p>
      <text:p text:style-name="P3">2.Dequeue</text:p>
      <text:p text:style-name="P3">3.Display</text:p>
      <text:p text:style-name="P3">4.Exit.</text:p>
      <text:p text:style-name="P3">1</text:p>
      <text:p text:style-name="P3">Enter Element : 1</text:p>
      <text:p text:style-name="P3">1 enqueued</text:p>
      <text:p text:style-name="P3">Queue elements: 4 5 6 1 </text:p>
      <text:p text:style-name="P3"/>
      <text:p text:style-name="P3">1.Enqueue</text:p>
      <text:p text:style-name="P3">2.Dequeue</text:p>
      <text:p text:style-name="P3">3.Display</text:p>
      <text:p text:style-name="P3"><text:soft-page-break/>4.Exit.</text:p>
      <text:p text:style-name="P3">1</text:p>
      <text:p text:style-name="P3">Enter Element : 7</text:p>
      <text:p text:style-name="P3">Queue is full. Cannot enqueue.</text:p>
      <text:p text:style-name="P3">Queue elements: 4 5 6 1 </text:p>
      <text:p text:style-name="P3"/>
      <text:p text:style-name="P3">1.Enqueue</text:p>
      <text:p text:style-name="P3">2.Dequeue</text:p>
      <text:p text:style-name="P3">3.Display</text:p>
      <text:p text:style-name="P3">4.Exit.</text:p>
      <text:p text:style-name="P3">2</text:p>
      <text:p text:style-name="P3">4 dequeued</text:p>
      <text:p text:style-name="P3">Queue elements: 5 6 1 </text:p>
      <text:p text:style-name="P3"/>
      <text:p text:style-name="P3">1.Enqueue</text:p>
      <text:p text:style-name="P3">2.Dequeue</text:p>
      <text:p text:style-name="P3">3.Display</text:p>
      <text:p text:style-name="P3">4.Exit.</text:p>
      <text:p text:style-name="P3">2</text:p>
      <text:p text:style-name="P3">5 dequeued</text:p>
      <text:p text:style-name="P3">Queue elements: 6 1 </text:p>
      <text:p text:style-name="P3"/>
      <text:p text:style-name="P3">1.Enqueue</text:p>
      <text:p text:style-name="P3">2.Dequeue</text:p>
      <text:p text:style-name="P3">3.Display</text:p>
      <text:p text:style-name="P3">4.Exit.</text:p>
      <text:p text:style-name="P3">2</text:p>
      <text:p text:style-name="P3">6 dequeued</text:p>
      <text:p text:style-name="P3">Queue elements: 1 </text:p>
      <text:p text:style-name="P3"/>
      <text:p text:style-name="P3">1.Enqueue</text:p>
      <text:p text:style-name="P3">2.Dequeue</text:p>
      <text:p text:style-name="P3">3.Display</text:p>
      <text:p text:style-name="P3">4.Exit.</text:p>
      <text:p text:style-name="P3">2</text:p>
      <text:p text:style-name="P3">1 dequeued</text:p>
      <text:p text:style-name="P3">Queue is empty.</text:p>
      <text:p text:style-name="P3"/>
      <text:p text:style-name="P3">1.Enqueue</text:p>
      <text:p text:style-name="P3">2.Dequeue</text:p>
      <text:p text:style-name="P3">3.Display</text:p>
      <text:p text:style-name="P3">4.Exit.</text:p>
      <text:p text:style-name="P3">4</text:p>
      <text:p text:style-name="P3"/>
      <text:p text:style-name="P3">1.Circular Queue</text:p>
      <text:p text:style-name="P3"><text:soft-page-break/>2.Priority Queue</text:p>
      <text:p text:style-name="P3">3.Exit</text:p>
      <text:p text:style-name="P3">Enter Choice : 2</text:p>
      <text:p text:style-name="P3"/>
      <text:p text:style-name="P3">1.Enqueue</text:p>
      <text:p text:style-name="P3">2.Dequeue</text:p>
      <text:p text:style-name="P3">3.Display</text:p>
      <text:p text:style-name="P3">4.Exit</text:p>
      <text:p text:style-name="P3">1</text:p>
      <text:p text:style-name="P3">Enter element to insert : 6</text:p>
      <text:p text:style-name="P3">Enter Priority of element : 9</text:p>
      <text:p text:style-name="P3">6 enqueued successfully.</text:p>
      <text:p text:style-name="P3"/>
      <text:p text:style-name="P3">1.Enqueue</text:p>
      <text:p text:style-name="P3">2.Dequeue</text:p>
      <text:p text:style-name="P3">3.Display</text:p>
      <text:p text:style-name="P3">4.Exit</text:p>
      <text:p text:style-name="P3">1</text:p>
      <text:p text:style-name="P3">Enter element to insert : 5</text:p>
      <text:p text:style-name="P3">Enter Priority of element : 2</text:p>
      <text:p text:style-name="P3">5 enqueued successfully.</text:p>
      <text:p text:style-name="P3"/>
      <text:p text:style-name="P3">1.Enqueue</text:p>
      <text:p text:style-name="P3">2.Dequeue</text:p>
      <text:p text:style-name="P3">3.Display</text:p>
      <text:p text:style-name="P3">4.Exit</text:p>
      <text:p text:style-name="P3">1</text:p>
      <text:p text:style-name="P3">Enter element to insert : 9</text:p>
      <text:p text:style-name="P3">Enter Priority of element : 3</text:p>
      <text:p text:style-name="P3">9 enqueued successfully.</text:p>
      <text:p text:style-name="P3"/>
      <text:p text:style-name="P3">1.Enqueue</text:p>
      <text:p text:style-name="P3">2.Dequeue</text:p>
      <text:p text:style-name="P3">3.Display</text:p>
      <text:p text:style-name="P3">4.Exit</text:p>
      <text:p text:style-name="P3">3</text:p>
      <text:p text:style-name="P3">Priority queue elements : </text:p>
      <text:p text:style-name="P3">5 [2]</text:p>
      <text:p text:style-name="P3">9 [3]</text:p>
      <text:p text:style-name="P3">6 [9]</text:p>
      <text:p text:style-name="P3"/>
      <text:p text:style-name="P3">1.Enqueue</text:p>
      <text:p text:style-name="P3">2.Dequeue</text:p>
      <text:p text:style-name="P3">3.Display</text:p>
      <text:p text:style-name="P3">4.Exit</text:p>
      <text:p text:style-name="P3"><text:soft-page-break/>2</text:p>
      <text:p text:style-name="P3">5 dequeued successfully.</text:p>
      <text:p text:style-name="P3"/>
      <text:p text:style-name="P3">1.Enqueue</text:p>
      <text:p text:style-name="P3">2.Dequeue</text:p>
      <text:p text:style-name="P3">3.Display</text:p>
      <text:p text:style-name="P3">4.Exit</text:p>
      <text:p text:style-name="P3">2</text:p>
      <text:p text:style-name="P3">9 dequeued successfully.</text:p>
      <text:p text:style-name="P3"/>
      <text:p text:style-name="P3">1.Enqueue</text:p>
      <text:p text:style-name="P3">2.Dequeue</text:p>
      <text:p text:style-name="P3">3.Display</text:p>
      <text:p text:style-name="P3">4.Exit</text:p>
      <text:p text:style-name="P3">3</text:p>
      <text:p text:style-name="P3">Priority queue elements : </text:p>
      <text:p text:style-name="P3">6 [2]</text:p>
      <text:p text:style-name="P3"/>
      <text:p text:style-name="P3">1.Enqueue</text:p>
      <text:p text:style-name="P3">2.Dequeue</text:p>
      <text:p text:style-name="P3">3.Display</text:p>
      <text:p text:style-name="P3">4.Exit</text:p>
      <text:p text:style-name="P3">4</text:p>
      <text:p text:style-name="P3"/>
      <text:p text:style-name="P3">1.Circular Queue</text:p>
      <text:p text:style-name="P3">2.Priority Queue</text:p>
      <text:p text:style-name="P3">3.Exit</text:p>
      <text:p text:style-name="P3">Enter Choice : 3</text:p>
      <text:p text:style-name="P30"><text:span text:style-name="T8">Experiment </text:span><text:span text:style-name="T4">No. : </text:span></text:p>
      <text:p text:style-name="P35">Polynomial Multiplication using Linked List</text:p>
      <text:p text:style-name="P26">Name: Ronal Shoey George</text:p>
      <text:p text:style-name="P26">Roll No.: 51</text:p>
      <text:p text:style-name="P26">Class: S3DS</text:p>
      <text:p text:style-name="P9"><text:span text:style-name="T5">Date: </text:span><text:span text:style-name="T6">16</text:span><text:span text:style-name="T5">/11/2023</text:span></text:p>
      <text:p text:style-name="P33"/>
      <text:p text:style-name="P9">#include &lt;stdio.h&gt;</text:p>
      <text:p text:style-name="P3">#include &lt;stdlib.h&gt;</text:p>
      <text:p text:style-name="P3"/>
      <text:p text:style-name="P3">struct node{</text:p>
      <text:p text:style-name="P3"><text:s text:c="4"/>int co,expo;</text:p>
      <text:p text:style-name="P3"><text:s text:c="4"/>struct node *link;</text:p>
      <text:p text:style-name="P3">};</text:p>
      <text:p text:style-name="P3"/>
      <text:p text:style-name="P3">struct node *p1,*p2,*pr;</text:p>
      <text:p text:style-name="P3"/>
      <text:p text:style-name="P3">struct node * readpoly(){</text:p>
      <text:p text:style-name="P3"><text:s text:c="4"/>struct node *new,*ptr,*head=NULL;</text:p>
      <text:p text:style-name="P3"><text:s text:c="4"/>int n,i;</text:p>
      <text:p text:style-name="P3"/>
      <text:p text:style-name="P3"><text:s text:c="4"/>printf("Enter Total Number of Terms in Polynomial : ");</text:p>
      <text:p text:style-name="P3"><text:s text:c="4"/>scanf("%d",&amp;n);</text:p>
      <text:p text:style-name="P3"/>
      <text:p text:style-name="P3"><text:s text:c="4"/>printf("Enter the Coefficient and Exponent of Each Term\n");</text:p>
      <text:p text:style-name="P3"><text:s text:c="4"/>for (i=0;i&lt;n;i++){</text:p>
      <text:p text:style-name="P3"><text:s text:c="8"/>new=(struct node *)malloc(sizeof(struct node));</text:p>
      <text:p text:style-name="P3"><text:s text:c="8"/>printf("Enter the Coefficient of Term %d : ",i+1);</text:p>
      <text:p text:style-name="P3"><text:s text:c="8"/>scanf("%d",&amp;new-&gt;co);</text:p>
      <text:p text:style-name="P3"><text:s text:c="8"/>printf("Enter the Exponent of Term %d : ",i+1);</text:p>
      <text:p text:style-name="P3"><text:s text:c="8"/>scanf("%d",&amp;new-&gt;expo);</text:p>
      <text:p text:style-name="P3"><text:s text:c="8"/>new-&gt;link=NULL;</text:p>
      <text:p text:style-name="P3"><text:s text:c="8"/>if(head==NULL){</text:p>
      <text:p text:style-name="P3"><text:s text:c="12"/>head=new;</text:p>
      <text:p text:style-name="P3"><text:s text:c="12"/>ptr=head;</text:p>
      <text:p text:style-name="P3"><text:s text:c="8"/>}</text:p>
      <text:p text:style-name="P3"><text:s text:c="8"/>else{</text:p>
      <text:p text:style-name="P3"><text:s text:c="12"/>ptr-&gt;link=new;</text:p>
      <text:p text:style-name="P3"><text:s text:c="12"/>ptr=new;</text:p>
      <text:p text:style-name="P3"><text:s text:c="12"/>}</text:p>
      <text:p text:style-name="P3"><text:s text:c="8"/>}</text:p>
      <text:p text:style-name="P3"><text:s text:c="4"/>return head;</text:p>
      <text:p text:style-name="P3">}</text:p>
      <text:p text:style-name="P3"/>
      <text:p text:style-name="P3">struct node * multiply(struct node *p1, struct node *p2) {</text:p>
      <text:p text:style-name="P3"><text:soft-page-break/><text:s text:c="4"/>struct node *p, *q, *last = NULL, *r = NULL, *temp, *head = NULL;</text:p>
      <text:p text:style-name="P3"/>
      <text:p text:style-name="P3"><text:s text:c="4"/>for (p = p1; p != NULL; p = p-&gt;link) {</text:p>
      <text:p text:style-name="P3"><text:s text:c="8"/>for (q = p2; q != NULL; q = q-&gt;link) {</text:p>
      <text:p text:style-name="P3"><text:s text:c="12"/>temp = (struct node *)malloc(sizeof(struct node));</text:p>
      <text:p text:style-name="P3"><text:s text:c="12"/>temp-&gt;co = p-&gt;co * q-&gt;co;</text:p>
      <text:p text:style-name="P3"><text:s text:c="12"/>temp-&gt;expo = p-&gt;expo + q-&gt;expo;</text:p>
      <text:p text:style-name="P3"><text:s text:c="12"/>temp-&gt;link = NULL;</text:p>
      <text:p text:style-name="P3"/>
      <text:p text:style-name="P3"><text:s text:c="12"/>if (head == NULL) {</text:p>
      <text:p text:style-name="P3"><text:s text:c="16"/>head = temp;</text:p>
      <text:p text:style-name="P3"><text:s text:c="16"/>last = temp;</text:p>
      <text:p text:style-name="P3"><text:s text:c="12"/>} else {</text:p>
      <text:p text:style-name="P3"><text:s text:c="16"/>r = head;</text:p>
      <text:p text:style-name="P3"><text:s text:c="16"/>struct node *prev = NULL;</text:p>
      <text:p text:style-name="P3"><text:s text:c="16"/>while (r != NULL &amp;&amp; r-&gt;expo &gt;= temp-&gt;expo) {</text:p>
      <text:p text:style-name="P3"><text:s text:c="20"/>if (r-&gt;expo == temp-&gt;expo) {</text:p>
      <text:p text:style-name="P3"><text:s text:c="24"/>r-&gt;co = r-&gt;co + temp-&gt;co;</text:p>
      <text:p text:style-name="P3"><text:s text:c="24"/>break;</text:p>
      <text:p text:style-name="P3"><text:s text:c="20"/>}</text:p>
      <text:p text:style-name="P3"><text:s text:c="20"/>prev = r;</text:p>
      <text:p text:style-name="P3"><text:s text:c="20"/>r = r-&gt;link;</text:p>
      <text:p text:style-name="P3"><text:s text:c="16"/>}</text:p>
      <text:p text:style-name="P3"><text:s text:c="16"/>if (r == NULL) {</text:p>
      <text:p text:style-name="P3"><text:s text:c="20"/>last-&gt;link = temp;</text:p>
      <text:p text:style-name="P3"><text:s text:c="20"/>last = temp;</text:p>
      <text:p text:style-name="P3"><text:s text:c="16"/>} else if (r-&gt;expo != temp-&gt;expo) {</text:p>
      <text:p text:style-name="P3"><text:s text:c="20"/>temp-&gt;link = r;</text:p>
      <text:p text:style-name="P3"><text:s text:c="20"/>if (prev == NULL) {</text:p>
      <text:p text:style-name="P3"><text:s text:c="24"/>head = temp;</text:p>
      <text:p text:style-name="P3"><text:s text:c="20"/>} else {</text:p>
      <text:p text:style-name="P3"><text:s text:c="24"/>prev-&gt;link = temp;</text:p>
      <text:p text:style-name="P3"><text:s text:c="20"/>}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><text:s text:c="4"/>return head;</text:p>
      <text:p text:style-name="P3">}</text:p>
      <text:p text:style-name="P3"/>
      <text:p text:style-name="P3">void display (struct node * head){</text:p>
      <text:p text:style-name="P3"><text:s text:c="4"/>struct node *ptr;</text:p>
      <text:p text:style-name="P3"><text:s text:c="4"/>if(head==NULL){</text:p>
      <text:p text:style-name="P3"><text:s text:c="8"/>printf("Polynomial is Empty\n");</text:p>
      <text:p text:style-name="P3"><text:s text:c="4"/>}</text:p>
      <text:p text:style-name="P3"><text:soft-page-break/><text:s text:c="4"/>else{</text:p>
      <text:p text:style-name="P3"><text:s text:c="8"/>ptr=head;</text:p>
      <text:p text:style-name="P3"><text:s text:c="8"/>while(ptr-&gt;link!=NULL){</text:p>
      <text:p text:style-name="P3"><text:s text:c="8"/><text:tab/>if(ptr-&gt;co!=0){</text:p>
      <text:p text:style-name="P3"><text:tab/><text:tab/><text:tab/><text:tab/>if(ptr-&gt;expo!=0){</text:p>
      <text:p text:style-name="P3"><text:tab/><text:tab/><text:tab/><text:tab/> <text:s text:c="3"/>printf("%dx^%d + ",ptr-&gt;co,ptr-&gt;expo);</text:p>
      <text:p text:style-name="P3"><text:tab/><text:tab/><text:tab/><text:tab/>}</text:p>
      <text:p text:style-name="P3"><text:tab/><text:tab/><text:tab/><text:tab/>else{</text:p>
      <text:p text:style-name="P3"><text:tab/><text:tab/><text:tab/><text:tab/><text:tab/>printf("%d + ",ptr-&gt;co);</text:p>
      <text:p text:style-name="P3"><text:tab/><text:tab/><text:tab/><text:tab/>}</text:p>
      <text:p text:style-name="P3"><text:tab/><text:tab/> <text:s text:c="3"/>}</text:p>
      <text:p text:style-name="P3"><text:tab/><text:tab/> <text:s text:c="3"/>ptr=ptr-&gt;link;</text:p>
      <text:p text:style-name="P3"><text:s text:c="8"/>}</text:p>
      <text:p text:style-name="P3"><text:s text:c="8"/>if(ptr-&gt;co!=0){</text:p>
      <text:p text:style-name="P3"><text:tab/><text:tab/> <text:s text:c="3"/>if(ptr-&gt;expo!=0){</text:p>
      <text:p text:style-name="P3"><text:tab/><text:tab/><text:tab/><text:tab/> <text:s text:c="3"/>printf("%dx^%d",ptr-&gt;co,ptr-&gt;expo);</text:p>
      <text:p text:style-name="P3"><text:tab/><text:tab/><text:tab/><text:tab/>}</text:p>
      <text:p text:style-name="P3"><text:tab/><text:tab/><text:tab/><text:tab/>else{</text:p>
      <text:p text:style-name="P3"><text:tab/><text:tab/><text:tab/><text:tab/><text:tab/>printf("%d",ptr-&gt;co);</text:p>
      <text:p text:style-name="P3"><text:tab/><text:tab/><text:tab/><text:tab/>}</text:p>
      <text:p text:style-name="P3"><text:tab/><text:tab/>}</text:p>
      <text:p text:style-name="P3"><text:s text:c="4"/>}</text:p>
      <text:p text:style-name="P3"><text:s text:c="4"/>printf("\n");</text:p>
      <text:p text:style-name="P3">}</text:p>
      <text:p text:style-name="P3"/>
      <text:p text:style-name="P3">void main(){</text:p>
      <text:p text:style-name="P3"><text:s text:c="4"/>printf("Enter the First Polynomial : \n");</text:p>
      <text:p text:style-name="P3"><text:s text:c="4"/>p1=readpoly();</text:p>
      <text:p text:style-name="P3"><text:s text:c="4"/>printf("Enter the Second Polynomial : \n");</text:p>
      <text:p text:style-name="P3"><text:s text:c="4"/>p2=readpoly();</text:p>
      <text:p text:style-name="P3"><text:s text:c="4"/>printf("First Polynomial is : ");</text:p>
      <text:p text:style-name="P3"><text:s text:c="4"/>display(p1);</text:p>
      <text:p text:style-name="P3"><text:s text:c="4"/>printf("Second Polynomial is : ");</text:p>
      <text:p text:style-name="P3"><text:s text:c="4"/>display(p2);</text:p>
      <text:p text:style-name="P3"><text:s text:c="4"/>pr=multiply(p1,p2);</text:p>
      <text:p text:style-name="P3"><text:s text:c="4"/>printf("Multiplied Polynomial is : ");</text:p>
      <text:p text:style-name="P3"><text:s text:c="4"/>display(pr);</text:p>
      <text:p text:style-name="P3"/>
      <text:p text:style-name="P3">}</text:p>
      <text:p text:style-name="P3"/>
      <text:p text:style-name="P3"/>
      <text:p text:style-name="P14">OUTPUT</text:p>
      <text:p text:style-name="P15"/>
      <text:p text:style-name="P3">Enter the First Polynomial : </text:p>
      <text:p text:style-name="P3">Enter Total Number of Terms in Polynomial : 4</text:p>
      <text:p text:style-name="P3">Enter the Coefficient and Exponent of Each Term</text:p>
      <text:p text:style-name="P3">Enter the Coefficient of Term 1 : 35</text:p>
      <text:p text:style-name="P3">Enter the Exponent of Term 1 : 4</text:p>
      <text:p text:style-name="P3">Enter the Coefficient of Term 2 : 7</text:p>
      <text:p text:style-name="P3">Enter the Exponent of Term 2 : 2</text:p>
      <text:p text:style-name="P3">Enter the Coefficient of Term 3 : 4</text:p>
      <text:p text:style-name="P3">Enter the Exponent of Term 3 : 1</text:p>
      <text:p text:style-name="P3">Enter the Coefficient of Term 4 : 12</text:p>
      <text:p text:style-name="P3">Enter the Exponent of Term 4 : 0</text:p>
      <text:p text:style-name="P3">Enter the Second Polynomial : </text:p>
      <text:p text:style-name="P3">Enter Total Number of Terms in Polynomial : 5</text:p>
      <text:p text:style-name="P3">Enter the Coefficient and Exponent of Each Term</text:p>
      <text:p text:style-name="P3">Enter the Coefficient of Term 1 : 15</text:p>
      <text:p text:style-name="P3">Enter the Exponent of Term 1 : 5</text:p>
      <text:p text:style-name="P3">Enter the Coefficient of Term 2 : -3</text:p>
      <text:p text:style-name="P3">Enter the Exponent of Term 2 : 3</text:p>
      <text:p text:style-name="P3">Enter the Coefficient of Term 3 : 6</text:p>
      <text:p text:style-name="P3">Enter the Exponent of Term 3 : 2</text:p>
      <text:p text:style-name="P3">Enter the Coefficient of Term 4 : 9</text:p>
      <text:p text:style-name="P3">Enter the Exponent of Term 4 : 1</text:p>
      <text:p text:style-name="P3">Enter the Coefficient of Term 5 : 25</text:p>
      <text:p text:style-name="P3">Enter the Exponent of Term 5 : 0</text:p>
      <text:p text:style-name="P3">First Polynomial is : 35x^4 + 7x^2 + 4x^1 + 12</text:p>
      <text:p text:style-name="P3">Second Polynomial is : 15x^5 + -3x^3 + 6x^2 + 9x^1 + 25</text:p>
      <text:p text:style-name="P3">Multiplied Polynomial is : 525x^9 + 270x^6 + 474x^5 + 905x^4 + 51x^3 + 283x^2 + 208x^1 + 300</text:p>
      <text:p text:style-name="P19">Experiment No. : </text:p>
      <text:p text:style-name="P21">Graph Adjacency Matrix BFS and DFS</text:p>
      <text:p text:style-name="P20">Name: Ronal Shoey George</text:p>
      <text:p text:style-name="P20">Roll No.: 51</text:p>
      <text:p text:style-name="P20">Class: S3DS</text:p>
      <text:p text:style-name="P11"/>
      <text:p text:style-name="P11">#include &lt;stdio.h&gt;</text:p>
      <text:p text:style-name="P11">#include &lt;stdlib.h&gt;</text:p>
      <text:p text:style-name="P11"/>
      <text:p text:style-name="P11">int source,V,E,visited[20],G[20][20],Q[20],f=-1,r=-1;</text:p>
      <text:p text:style-name="P11"/>
      <text:p text:style-name="P11">void DFS(int i){</text:p>
      <text:p text:style-name="P11"><text:s text:c="4"/>int j;</text:p>
      <text:p text:style-name="P11"><text:s text:c="4"/>visited[i]=1;</text:p>
      <text:p text:style-name="P11"><text:s text:c="4"/>printf("%d-&gt;",i);</text:p>
      <text:p text:style-name="P11"><text:s text:c="4"/>for(j=1;j&lt;=V;j++){</text:p>
      <text:p text:style-name="P11"><text:s text:c="8"/>if(G[i][j]==1 &amp;&amp; visited[j]==0){</text:p>
      <text:p text:style-name="P11"><text:s text:c="12"/>DFS(j);</text:p>
      <text:p text:style-name="P11"><text:s text:c="8"/>}</text:p>
      <text:p text:style-name="P11"><text:s text:c="4"/>}</text:p>
      <text:p text:style-name="P11">}</text:p>
      <text:p text:style-name="P11"/>
      <text:p text:style-name="P11">void enqueue(int item){</text:p>
      <text:p text:style-name="P11"><text:s text:c="4"/>if(f==-1 &amp;&amp; r==-1){</text:p>
      <text:p text:style-name="P11"><text:s text:c="8"/>f=r=0;</text:p>
      <text:p text:style-name="P11"><text:s text:c="8"/>Q[r]=item;</text:p>
      <text:p text:style-name="P11"><text:s text:c="4"/>}</text:p>
      <text:p text:style-name="P11"><text:s text:c="4"/>else{</text:p>
      <text:p text:style-name="P11"><text:s text:c="8"/>r++;</text:p>
      <text:p text:style-name="P11"><text:s text:c="8"/>Q[r]=item;</text:p>
      <text:p text:style-name="P11"><text:s text:c="4"/>}</text:p>
      <text:p text:style-name="P11">}</text:p>
      <text:p text:style-name="P11"/>
      <text:p text:style-name="P11">int dequeue(){</text:p>
      <text:p text:style-name="P11"><text:s text:c="4"/>int item;</text:p>
      <text:p text:style-name="P11"><text:s text:c="4"/>if(f==-1 &amp;&amp; r==-1){</text:p>
      <text:p text:style-name="P11"><text:s text:c="8"/>printf("Queue is empty\n");</text:p>
      <text:p text:style-name="P11"><text:s text:c="8"/>return -1;</text:p>
      <text:p text:style-name="P11"><text:s text:c="4"/>}</text:p>
      <text:p text:style-name="P11"><text:s text:c="4"/>else if(f==r){</text:p>
      <text:p text:style-name="P11"><text:s text:c="8"/>item=Q[f];</text:p>
      <text:p text:style-name="P11"><text:s text:c="8"/>f=r=-1;</text:p>
      <text:p text:style-name="P11"><text:s text:c="8"/>return item;</text:p>
      <text:p text:style-name="P11"><text:s text:c="4"/>}</text:p>
      <text:p text:style-name="P11"><text:s text:c="4"/>else{</text:p>
      <text:p text:style-name="P11"><text:soft-page-break/><text:s text:c="8"/>item=Q[f];</text:p>
      <text:p text:style-name="P11"><text:s text:c="8"/>f++;</text:p>
      <text:p text:style-name="P11"><text:s text:c="8"/>return item;</text:p>
      <text:p text:style-name="P11"><text:s text:c="4"/>}</text:p>
      <text:p text:style-name="P11">}</text:p>
      <text:p text:style-name="P11"/>
      <text:p text:style-name="P11">void BFS(int s){</text:p>
      <text:p text:style-name="P11"><text:s text:c="4"/>int i;</text:p>
      <text:p text:style-name="P11"><text:s text:c="4"/>visited[s]=1;</text:p>
      <text:p text:style-name="P11"><text:s text:c="4"/>printf("%d-&gt;",s);</text:p>
      <text:p text:style-name="P11"><text:s text:c="4"/>enqueue(s);</text:p>
      <text:p text:style-name="P11"/>
      <text:p text:style-name="P11"><text:s text:c="4"/>while(f!=-1){</text:p>
      <text:p text:style-name="P11"><text:s text:c="8"/>s=dequeue();</text:p>
      <text:p text:style-name="P11"><text:s text:c="8"/>for(i=1;i&lt;=V;i++){</text:p>
      <text:p text:style-name="P11"><text:s text:c="12"/>if(G[s][i]==1 &amp;&amp; visited[i]==0){</text:p>
      <text:p text:style-name="P11"><text:s text:c="16"/>printf("%d-&gt;",i);</text:p>
      <text:p text:style-name="P11"><text:s text:c="16"/>visited[i]=1;</text:p>
      <text:p text:style-name="P11"><text:s text:c="16"/>enqueue(i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/>
      <text:p text:style-name="P11">void main(){</text:p>
      <text:p text:style-name="P11"><text:s text:c="4"/>int i,j,v1,v2,opt;</text:p>
      <text:p text:style-name="P11"><text:s text:c="4"/>printf("\t\t\tGraphs\n");</text:p>
      <text:p text:style-name="P11"><text:s text:c="4"/>printf("Enter the number of vertices : ");</text:p>
      <text:p text:style-name="P11"><text:s text:c="4"/>scanf("%d",&amp;V);</text:p>
      <text:p text:style-name="P11"><text:s text:c="4"/>for(i=1;i&lt;=V;i++){</text:p>
      <text:p text:style-name="P11"><text:s text:c="8"/>for(j=1;j&lt;=V;j++){</text:p>
      <text:p text:style-name="P11"><text:s text:c="12"/>G[i][j]=0;</text:p>
      <text:p text:style-name="P11"><text:s text:c="8"/>}</text:p>
      <text:p text:style-name="P11"><text:s text:c="4"/>}</text:p>
      <text:p text:style-name="P11"/>
      <text:p text:style-name="P11"><text:s text:c="4"/>printf("Enter the number of edges: ");</text:p>
      <text:p text:style-name="P11"><text:s text:c="4"/>scanf("%d",&amp;E);</text:p>
      <text:p text:style-name="P11"><text:s text:c="4"/>for(i=1;i&lt;=E;i++){</text:p>
      <text:p text:style-name="P11"><text:s text:c="8"/>printf("Enter the edges (format: V1 V2) : ");</text:p>
      <text:p text:style-name="P11"><text:s text:c="8"/>scanf("%d%d",&amp;v1,&amp;v2);</text:p>
      <text:p text:style-name="P11"><text:s text:c="8"/>G[v1][v2]=1;</text:p>
      <text:p text:style-name="P11"><text:s text:c="8"/>G[v2][v1]=1;</text:p>
      <text:p text:style-name="P11"><text:s text:c="4"/>}</text:p>
      <text:p text:style-name="P11"><text:s text:c="4"/>printf("The Adjacency Matrix is : \n");</text:p>
      <text:p text:style-name="P11"><text:s text:c="4"/>for(i=1;i&lt;=V;i++){</text:p>
      <text:p text:style-name="P11"><text:soft-page-break/><text:s text:c="8"/>for(j=1;j&lt;=V;j++){</text:p>
      <text:p text:style-name="P11"><text:s text:c="12"/>printf("%d\t",G[i][j]);</text:p>
      <text:p text:style-name="P11"><text:s text:c="8"/>}</text:p>
      <text:p text:style-name="P11"><text:s text:c="8"/>printf("\n");</text:p>
      <text:p text:style-name="P11"><text:s text:c="4"/>}</text:p>
      <text:p text:style-name="P11"><text:s text:c="4"/>for (i=1;i&lt;=V;i++){</text:p>
      <text:p text:style-name="P11"><text:s text:c="8"/>visited[i]=0;</text:p>
      <text:p text:style-name="P11"><text:s text:c="4"/>}</text:p>
      <text:p text:style-name="P11"><text:s text:c="4"/>printf("Enter the Source : ");</text:p>
      <text:p text:style-name="P11"><text:s text:c="4"/>scanf("%d",&amp;source);</text:p>
      <text:p text:style-name="P11"><text:s text:c="4"/>printf("DFS Traversal is: ");</text:p>
      <text:p text:style-name="P11"><text:s text:c="4"/>DFS(source);</text:p>
      <text:p text:style-name="P11"><text:s text:c="4"/>printf("\n");</text:p>
      <text:p text:style-name="P11"><text:s text:c="4"/>for(i=1;i&lt;=V;i++){</text:p>
      <text:p text:style-name="P11"><text:s text:c="8"/>visited[i]=0;</text:p>
      <text:p text:style-name="P11"><text:s text:c="4"/>}</text:p>
      <text:p text:style-name="P11"><text:s text:c="4"/>printf("BFS Traversal is: ");</text:p>
      <text:p text:style-name="P11"><text:s text:c="4"/>BFS(source);</text:p>
      <text:p text:style-name="P11"><text:s text:c="4"/>printf("\n");</text:p>
      <text:p text:style-name="P11">}</text:p>
      <text:p text:style-name="P22">OUTPUT</text:p>
      <text:p text:style-name="P11">Enter the number of vertices : 4</text:p>
      <text:p text:style-name="P11">Enter the number of edges: 6</text:p>
      <text:p text:style-name="P11">Enter the edges (format: V1 V2) : 1 2</text:p>
      <text:p text:style-name="P11">Enter the edges (format: V1 V2) : 1 3</text:p>
      <text:p text:style-name="P11">Enter the edges (format: V1 V2) : 1 4</text:p>
      <text:p text:style-name="P11">Enter the edges (format: V1 V2) : 2 3</text:p>
      <text:p text:style-name="P11">Enter the edges (format: V1 V2) : 2 4</text:p>
      <text:p text:style-name="P11">Enter the edges (format: V1 V2) : 3 4</text:p>
      <text:p text:style-name="P11">The Adjacency Matrix is : </text:p>
      <text:p text:style-name="P11">0<text:tab/>1<text:tab/>1<text:tab/>1<text:tab/></text:p>
      <text:p text:style-name="P11">1<text:tab/>0<text:tab/>1<text:tab/>1<text:tab/></text:p>
      <text:p text:style-name="P11">1<text:tab/>1<text:tab/>0<text:tab/>1<text:tab/></text:p>
      <text:p text:style-name="P11">1<text:tab/>1<text:tab/>1<text:tab/>0<text:tab/></text:p>
      <text:p text:style-name="P11">Enter the Source : 1</text:p>
      <text:p text:style-name="P11">DFS Traversal is: 1-&gt;2-&gt;3-&gt;4-&gt;</text:p>
      <text:p text:style-name="P11">BFS Traversal is: 1-&gt;2-&gt;3-&gt;4-&gt;</text:p>
      <text:p text:style-name="P19">Experiment No. : </text:p>
      <text:p text:style-name="P21">Binary Tree</text:p>
      <text:p text:style-name="P20">Name: Ronal Shoey George</text:p>
      <text:p text:style-name="P20">Roll No.: 51</text:p>
      <text:p text:style-name="P20">Class: S3DS</text:p>
      <text:p text:style-name="P21">Date: 30/11/2023</text:p>
      <text:p text:style-name="P21"/>
      <text:p text:style-name="P17">#include&lt;stdio.h&gt;</text:p>
      <text:p text:style-name="P17">#include&lt;stdlib.h&gt;</text:p>
      <text:p text:style-name="P17"/>
      <text:p text:style-name="P17">struct tree{</text:p>
      <text:p text:style-name="P17"><text:s text:c="4"/>char data;</text:p>
      <text:p text:style-name="P17"><text:s text:c="4"/>struct tree* lchild;</text:p>
      <text:p text:style-name="P17"><text:s text:c="4"/>struct tree* rchild;</text:p>
      <text:p text:style-name="P17">};</text:p>
      <text:p text:style-name="P17"/>
      <text:p text:style-name="P17">struct tree * newNode(char data){</text:p>
      <text:p text:style-name="P17"><text:s text:c="4"/>struct tree* node = (struct tree*)malloc(sizeof(newNode));</text:p>
      <text:p text:style-name="P17"><text:s text:c="4"/>node-&gt;lchild =NULL;</text:p>
      <text:p text:style-name="P17"><text:s text:c="4"/>node-&gt;rchild = NULL;</text:p>
      <text:p text:style-name="P17"><text:s text:c="4"/>node-&gt;data = data;</text:p>
      <text:p text:style-name="P17"><text:s text:c="4"/>return node;</text:p>
      <text:p text:style-name="P17">}</text:p>
      <text:p text:style-name="P17"/>
      <text:p text:style-name="P17">struct tree* nullNode(){</text:p>
      <text:p text:style-name="P17"><text:s text:c="4"/>struct tree* nullNode = (struct tree*)malloc(sizeof(struct tree));</text:p>
      <text:p text:style-name="P17"><text:s text:c="4"/>nullNode-&gt;lchild=NULL;</text:p>
      <text:p text:style-name="P17"><text:s text:c="4"/>nullNode-&gt;rchild=NULL;</text:p>
      <text:p text:style-name="P17"><text:s text:c="4"/>nullNode-&gt;data='\0';</text:p>
      <text:p text:style-name="P17"><text:s text:c="4"/>return nullNode;</text:p>
      <text:p text:style-name="P17">}</text:p>
      <text:p text:style-name="P17"/>
      <text:p text:style-name="P17">struct tree* ptr = NULL;</text:p>
      <text:p text:style-name="P17"/>
      <text:p text:style-name="P17">void inorder(struct tree*ptr){</text:p>
      <text:p text:style-name="P17"><text:s text:c="4"/>if(ptr!=NULL){</text:p>
      <text:p text:style-name="P17"><text:s text:c="8"/>inorder(ptr-&gt;lchild);</text:p>
      <text:p text:style-name="P17"><text:s text:c="8"/>printf("%c",ptr-&gt;data);</text:p>
      <text:p text:style-name="P17"><text:s text:c="8"/>inorder(ptr-&gt;rchild);</text:p>
      <text:p text:style-name="P17"><text:s text:c="4"/>}</text:p>
      <text:p text:style-name="P17">}</text:p>
      <text:p text:style-name="P17"/>
      <text:p text:style-name="P17">void preorder(struct tree* ptr){</text:p>
      <text:p text:style-name="P17"><text:s text:c="4"/>if(ptr!=NULL){</text:p>
      <text:p text:style-name="P17"><text:s text:c="8"/>printf("%c",ptr-&gt;data);</text:p>
      <text:p text:style-name="P17"><text:soft-page-break/><text:s text:c="8"/>preorder(ptr-&gt;lchild);</text:p>
      <text:p text:style-name="P17"><text:s text:c="8"/>preorder(ptr-&gt;rchild);</text:p>
      <text:p text:style-name="P17"><text:s text:c="4"/>}</text:p>
      <text:p text:style-name="P17">}</text:p>
      <text:p text:style-name="P17"/>
      <text:p text:style-name="P17">void postorder(struct tree* ptr){</text:p>
      <text:p text:style-name="P17"><text:s text:c="4"/>if(ptr!=NULL){</text:p>
      <text:p text:style-name="P17"><text:s text:c="8"/>postorder(ptr-&gt;lchild);</text:p>
      <text:p text:style-name="P17"><text:s text:c="8"/>postorder(ptr-&gt;rchild);</text:p>
      <text:p text:style-name="P17"><text:s text:c="8"/>printf("%c",ptr-&gt;data);</text:p>
      <text:p text:style-name="P17"><text:s text:c="4"/>}</text:p>
      <text:p text:style-name="P17">}</text:p>
      <text:p text:style-name="P17"/>
      <text:p text:style-name="P17">void insertTree(struct tree* ptr){</text:p>
      <text:p text:style-name="P17"><text:s text:c="4"/>char dat[2];</text:p>
      <text:p text:style-name="P17"><text:s text:c="4"/>int choice;</text:p>
      <text:p text:style-name="P17"><text:s text:c="4"/>printf("Enter Data : ");</text:p>
      <text:p text:style-name="P17"><text:s text:c="4"/>scanf("%s",dat);</text:p>
      <text:p text:style-name="P17"><text:s text:c="4"/>ptr-&gt;data = (char)dat[0];</text:p>
      <text:p text:style-name="P17"><text:s text:c="4"/>printf("Does %c have a Left Child?(1/0) : ",ptr-&gt;data);</text:p>
      <text:p text:style-name="P17"><text:s text:c="4"/>scanf("%d", &amp;choice);</text:p>
      <text:p text:style-name="P17"><text:s text:c="4"/>if(choice == 1){</text:p>
      <text:p text:style-name="P17"><text:s text:c="8"/>ptr-&gt;lchild = nullNode();</text:p>
      <text:p text:style-name="P17"><text:s text:c="8"/>insertTree(ptr-&gt;lchild);</text:p>
      <text:p text:style-name="P17"><text:s text:c="4"/>}</text:p>
      <text:p text:style-name="P17"/>
      <text:p text:style-name="P17"><text:s text:c="4"/>printf("Does %c have a Right Child?(1/0) : ",ptr-&gt;data);</text:p>
      <text:p text:style-name="P17"><text:s text:c="4"/>scanf("%d",&amp;choice);</text:p>
      <text:p text:style-name="P17"><text:s text:c="4"/>if(choice == 1){</text:p>
      <text:p text:style-name="P17"><text:s text:c="8"/>ptr-&gt;rchild = nullNode();</text:p>
      <text:p text:style-name="P17"><text:s text:c="8"/>insertTree(ptr-&gt;rchild);</text:p>
      <text:p text:style-name="P17"><text:s text:c="4"/>}</text:p>
      <text:p text:style-name="P17">}</text:p>
      <text:p text:style-name="P17"/>
      <text:p text:style-name="P17"/>
      <text:p text:style-name="P17"/>
      <text:p text:style-name="P18">int main(){</text:p>
      <text:p text:style-name="P17"><text:s text:c="4"/>int g;</text:p>
      <text:p text:style-name="P17"><text:s text:c="4"/>struct tree* root = nullNode();</text:p>
      <text:p text:style-name="P17"><text:s text:c="4"/>printf("Enter the Expression:\n");</text:p>
      <text:p text:style-name="P17"><text:s text:c="4"/>insertTree(root);</text:p>
      <text:p text:style-name="P17"><text:s text:c="4"/>while(1){</text:p>
      <text:p text:style-name="P17"><text:s text:c="4"/><text:tab/>printf("\n");</text:p>
      <text:p text:style-name="P17"><text:s text:c="8"/>printf("\n1.InOrder\n2.PreOrder\n3.PostOrder\n4.Exit\n");</text:p>
      <text:p text:style-name="P17"><text:s text:c="8"/>printf("Enter your Choice : "); </text:p>
      <text:p text:style-name="P17"><text:s text:c="8"/>scanf("%d", &amp;g);</text:p>
      <text:p text:style-name="P17"><text:s text:c="8"/>switch(g){</text:p>
      <text:p text:style-name="P17"><text:s text:c="12"/>case 1:inorder(root);break;</text:p>
      <text:p text:style-name="P17"><text:s text:c="12"/>case 2: preorder(root);break;</text:p>
      <text:p text:style-name="P17"><text:s text:c="12"/>case 3: postorder(root);break;</text:p>
      <text:p text:style-name="P17"><text:s text:c="12"/>case 4: exit(0);break;</text:p>
      <text:p text:style-name="P17"><text:s text:c="8"/>}</text:p>
      <text:p text:style-name="P17"><text:s text:c="4"/>}</text:p>
      <text:p text:style-name="P17"><text:s text:c="4"/>return 0;</text:p>
      <text:p text:style-name="P17">}</text:p>
      <text:p text:style-name="P22">OUTPUT</text:p>
      <text:p text:style-name="P11">Enter the Expression:</text:p>
      <text:p text:style-name="P11">Enter Data : +</text:p>
      <text:p text:style-name="P11">Does + have a Left Child?(1/0) : 1</text:p>
      <text:p text:style-name="P11">Enter Data : *</text:p>
      <text:p text:style-name="P11">Does * have a Left Child?(1/0) : 1</text:p>
      <text:p text:style-name="P11">Enter Data : /</text:p>
      <text:p text:style-name="P11">Does / have a Left Child?(1/0) : 1</text:p>
      <text:p text:style-name="P11">Enter Data : A</text:p>
      <text:p text:style-name="P11">Does A have a Left Child?(1/0) : 0</text:p>
      <text:p text:style-name="P11">Does A have a Right Child?(1/0) : 0</text:p>
      <text:p text:style-name="P11">Does / have a Right Child?(1/0) : 1</text:p>
      <text:p text:style-name="P11">Enter Data : B</text:p>
      <text:p text:style-name="P11">Does B have a Left Child?(1/0) : 0</text:p>
      <text:p text:style-name="P11">Does B have a Right Child?(1/0) : 0</text:p>
      <text:p text:style-name="P11">Does * have a Right Child?(1/0) : 1</text:p>
      <text:p text:style-name="P11">Enter Data : C</text:p>
      <text:p text:style-name="P11">Does C have a Left Child?(1/0) : 0</text:p>
      <text:p text:style-name="P11">Does C have a Right Child?(1/0) : 0</text:p>
      <text:p text:style-name="P11">Does + have a Right Child?(1/0) : 1</text:p>
      <text:p text:style-name="P11">Enter Data : -</text:p>
      <text:p text:style-name="P11">Does - have a Left Child?(1/0) : 1</text:p>
      <text:p text:style-name="P11">Enter Data : D</text:p>
      <text:p text:style-name="P11">Does D have a Left Child?(1/0) : 0</text:p>
      <text:p text:style-name="P11">Does D have a Right Child?(1/0) : 0</text:p>
      <text:p text:style-name="P11">Does - have a Right Child?(1/0) : 1</text:p>
      <text:p text:style-name="P11">Enter Data : E</text:p>
      <text:p text:style-name="P11">Does E have a Left Child?(1/0) : 0</text:p>
      <text:p text:style-name="P11">Does E have a Right Child?(1/0) : 0</text:p>
      <text:p text:style-name="P11"/>
      <text:p text:style-name="P11"/>
      <text:p text:style-name="P11">1.InOrder</text:p>
      <text:p text:style-name="P11">2.PreOrder</text:p>
      <text:p text:style-name="P11">3.PostOrder</text:p>
      <text:p text:style-name="P11">4.Exit</text:p>
      <text:p text:style-name="P11">Enter your Choice : 1</text:p>
      <text:p text:style-name="P11">A/B*C+D-E</text:p>
      <text:p text:style-name="P11"/>
      <text:p text:style-name="P11">1.InOrder</text:p>
      <text:p text:style-name="P11">2.PreOrder</text:p>
      <text:p text:style-name="P11">3.PostOrder</text:p>
      <text:p text:style-name="P11">4.Exit</text:p>
      <text:p text:style-name="P11">Enter your Choice : 2</text:p>
      <text:p text:style-name="P11">+*/ABC-DE</text:p>
      <text:p text:style-name="P11"/>
      <text:p text:style-name="P11"><text:soft-page-break/>1.InOrder</text:p>
      <text:p text:style-name="P11">2.PreOrder</text:p>
      <text:p text:style-name="P11">3.PostOrder</text:p>
      <text:p text:style-name="P11">4.Exit</text:p>
      <text:p text:style-name="P11">Enter your Choice : 3</text:p>
      <text:p text:style-name="P11">AB/C*DE-+</text:p>
      <text:p text:style-name="P11"/>
      <text:p text:style-name="P11">1.InOrder</text:p>
      <text:p text:style-name="P11">2.PreOrder</text:p>
      <text:p text:style-name="P11">3.PostOrder</text:p>
      <text:p text:style-name="P11">4.Exit</text:p>
      <text:p text:style-name="P11">Enter your Choice : <text:span text:style-name="T9">4</text:span></text:p>
      <text:p text:style-name="P39">Experiment No. : </text:p>
      <text:p text:style-name="P42">HASHING</text:p>
      <text:p text:style-name="P40">Name: Ronal Shoey George</text:p>
      <text:p text:style-name="P40">Roll No.: 51</text:p>
      <text:p text:style-name="P40">Class: S3DS</text:p>
      <text:p text:style-name="P38">Date: <text:span text:style-name="T10">7</text:span>/1<text:span text:style-name="T10">2</text:span>/2023</text:p>
      <text:p text:style-name="P38"/>
      <text:p text:style-name="P46">#include &lt;stdio.h&gt;</text:p>
      <text:p text:style-name="P46">#include &lt;stdlib.h&gt;</text:p>
      <text:p text:style-name="P46"/>
      <text:p text:style-name="P46">#define SIZE 10</text:p>
      <text:p text:style-name="P46"/>
      <text:p text:style-name="P46">struct Node {</text:p>
      <text:p text:style-name="P46"><text:s text:c="4"/>int data;</text:p>
      <text:p text:style-name="P46"><text:s text:c="4"/>struct Node* next;</text:p>
      <text:p text:style-name="P46">};</text:p>
      <text:p text:style-name="P46"/>
      <text:p text:style-name="P46">struct Node* hashT[SIZE];</text:p>
      <text:p text:style-name="P46"/>
      <text:p text:style-name="P46">void inhashT() {</text:p>
      <text:p text:style-name="P46"><text:s text:c="4"/>for (int i = 0; i &lt; SIZE; i++) {</text:p>
      <text:p text:style-name="P46"><text:s text:c="8"/>hashT[i] = NULL;</text:p>
      <text:p text:style-name="P46"><text:s text:c="4"/>}</text:p>
      <text:p text:style-name="P46">}</text:p>
      <text:p text:style-name="P46"/>
      <text:p text:style-name="P46">int hashfunc(int key) {</text:p>
      <text:p text:style-name="P46"><text:s text:c="4"/>return key % SIZE;</text:p>
      <text:p text:style-name="P46">}</text:p>
      <text:p text:style-name="P46"/>
      <text:p text:style-name="P46">void insert(int key) {</text:p>
      <text:p text:style-name="P46"><text:s text:c="4"/>int index = hashfunc(key);</text:p>
      <text:p text:style-name="P46"/>
      <text:p text:style-name="P46"><text:s text:c="4"/>struct Node* newNode = (struct Node*)malloc(sizeof(struct Node));</text:p>
      <text:p text:style-name="P46"><text:s text:c="4"/>newNode-&gt;data = key;</text:p>
      <text:p text:style-name="P46"><text:s text:c="4"/>newNode-&gt;next = NULL;</text:p>
      <text:p text:style-name="P46"/>
      <text:p text:style-name="P46"><text:s text:c="4"/>if (hashT[index] == NULL) {</text:p>
      <text:p text:style-name="P46"><text:s text:c="8"/>hashT[index] = newNode;</text:p>
      <text:p text:style-name="P46"><text:s text:c="4"/>} else {</text:p>
      <text:p text:style-name="P46"><text:s text:c="8"/>struct Node* temp = hashT[index];</text:p>
      <text:p text:style-name="P46"><text:s text:c="8"/>while (temp-&gt;next != NULL) {</text:p>
      <text:p text:style-name="P46"><text:s text:c="12"/>temp = temp-&gt;next;</text:p>
      <text:p text:style-name="P46"><text:s text:c="8"/>}</text:p>
      <text:p text:style-name="P46"><text:s text:c="8"/>temp-&gt;next = newNode;</text:p>
      <text:p text:style-name="P46"><text:s text:c="4"/>}</text:p>
      <text:p text:style-name="P46">}</text:p>
      <text:p text:style-name="P46"/>
      <text:p text:style-name="P46">void disphashT() {</text:p>
      <text:p text:style-name="P46"><text:soft-page-break/><text:s text:c="4"/>for (int i = 0; i &lt; SIZE; i++) {</text:p>
      <text:p text:style-name="P46"><text:s text:c="8"/>printf("Index %d:", i);</text:p>
      <text:p text:style-name="P46"><text:s text:c="8"/>if (hashT[i] == NULL) {</text:p>
      <text:p text:style-name="P46"><text:s text:c="12"/>printf(" ----\n");</text:p>
      <text:p text:style-name="P46"><text:s text:c="8"/>} else {</text:p>
      <text:p text:style-name="P46"><text:s text:c="12"/>struct Node* temp = hashT[i];</text:p>
      <text:p text:style-name="P46"><text:s text:c="12"/>while (temp != NULL) {</text:p>
      <text:p text:style-name="P46"><text:s text:c="16"/>printf("%d --&gt;", temp-&gt;data);</text:p>
      <text:p text:style-name="P46"><text:s text:c="16"/>temp = temp-&gt;next;</text:p>
      <text:p text:style-name="P46"><text:s text:c="12"/>}</text:p>
      <text:p text:style-name="P46"><text:s text:c="12"/>printf(" NULL\n");</text:p>
      <text:p text:style-name="P46"><text:s text:c="8"/>}</text:p>
      <text:p text:style-name="P46"><text:s text:c="4"/>}</text:p>
      <text:p text:style-name="P46">}</text:p>
      <text:p text:style-name="P46"/>
      <text:p text:style-name="P46">int main() {</text:p>
      <text:p text:style-name="P46"><text:s text:c="4"/>inhashT();</text:p>
      <text:p text:style-name="P46"><text:s text:c="4"/>int choice, key;</text:p>
      <text:p text:style-name="P46"/>
      <text:p text:style-name="P46"><text:s text:c="4"/>do {</text:p>
      <text:p text:style-name="P46"><text:s text:c="8"/>printf("\nMenu:\n");</text:p>
      <text:p text:style-name="P46"><text:s text:c="8"/>printf("1.Insert an Element\n2.Display Hash Table\n3.Exit\n");</text:p>
      <text:p text:style-name="P46"><text:s text:c="8"/>printf("Enter your choice: ");</text:p>
      <text:p text:style-name="P46"><text:s text:c="8"/>scanf("%d", &amp;choice);</text:p>
      <text:p text:style-name="P46"/>
      <text:p text:style-name="P46"><text:s text:c="8"/>switch (choice) {</text:p>
      <text:p text:style-name="P46"><text:s text:c="12"/>case 1:</text:p>
      <text:p text:style-name="P46"><text:s text:c="16"/>printf("Enter the Element to Insert: ");</text:p>
      <text:p text:style-name="P46"><text:s text:c="16"/>scanf("%d", &amp;key);</text:p>
      <text:p text:style-name="P46"><text:s text:c="16"/>insert(key);</text:p>
      <text:p text:style-name="P46"><text:s text:c="16"/>break;</text:p>
      <text:p text:style-name="P46"><text:s text:c="12"/>case 2:</text:p>
      <text:p text:style-name="P46"><text:s text:c="16"/>printf("\nHash Table : \n");</text:p>
      <text:p text:style-name="P46"><text:s text:c="16"/>disphashT();</text:p>
      <text:p text:style-name="P46"><text:s text:c="16"/>break;</text:p>
      <text:p text:style-name="P46"><text:s text:c="12"/>case 3:</text:p>
      <text:p text:style-name="P46"><text:s text:c="16"/>break;</text:p>
      <text:p text:style-name="P46"><text:s text:c="12"/>default:</text:p>
      <text:p text:style-name="P46"><text:s text:c="16"/>printf("Invalid choice!\n");</text:p>
      <text:p text:style-name="P46"><text:s text:c="16"/>break;</text:p>
      <text:p text:style-name="P46"><text:s text:c="8"/>}</text:p>
      <text:p text:style-name="P46"><text:s text:c="4"/>} while (choice != 3);</text:p>
      <text:p text:style-name="P46"/>
      <text:p text:style-name="P46"><text:s text:c="4"/>return 0;</text:p>
      <text:p text:style-name="P46">}</text:p>
      <text:p text:style-name="P46"/>
      <text:p text:style-name="P41">OUTPUT</text:p>
      <text:p text:style-name="P44">Menu:</text:p>
      <text:p text:style-name="P44">1.Insert an Element</text:p>
      <text:p text:style-name="P44">2.Display Hash Table</text:p>
      <text:p text:style-name="P44">3.Exit</text:p>
      <text:p text:style-name="P44">Enter your choice: 1</text:p>
      <text:p text:style-name="P44">Enter the Element to Insert: 56</text:p>
      <text:p text:style-name="P44"/>
      <text:p text:style-name="P44">Menu:</text:p>
      <text:p text:style-name="P44">1.Insert an Element</text:p>
      <text:p text:style-name="P44">2.Display Hash Table</text:p>
      <text:p text:style-name="P44">3.Exit</text:p>
      <text:p text:style-name="P44">Enter your choice: 1</text:p>
      <text:p text:style-name="P44">Enter the Element to Insert: 78</text:p>
      <text:p text:style-name="P44"/>
      <text:p text:style-name="P44">Menu:</text:p>
      <text:p text:style-name="P44">1.Insert an Element</text:p>
      <text:p text:style-name="P44">2.Display Hash Table</text:p>
      <text:p text:style-name="P44">3.Exit</text:p>
      <text:p text:style-name="P44">Enter your choice: 1</text:p>
      <text:p text:style-name="P44">Enter the Element to Insert: 23</text:p>
      <text:p text:style-name="P44"/>
      <text:p text:style-name="P44">Menu:</text:p>
      <text:p text:style-name="P44">1.Insert an Element</text:p>
      <text:p text:style-name="P44">2.Display Hash Table</text:p>
      <text:p text:style-name="P44">3.Exit</text:p>
      <text:p text:style-name="P44">Enter your choice: 1</text:p>
      <text:p text:style-name="P44">Enter the Element to Insert: 96</text:p>
      <text:p text:style-name="P44"/>
      <text:p text:style-name="P44">Menu:</text:p>
      <text:p text:style-name="P44">1.Insert an Element</text:p>
      <text:p text:style-name="P44">2.Display Hash Table</text:p>
      <text:p text:style-name="P44">3.Exit</text:p>
      <text:p text:style-name="P44">Enter your choice: 1</text:p>
      <text:p text:style-name="P44">Enter the Element to Insert: 53</text:p>
      <text:p text:style-name="P44"/>
      <text:p text:style-name="P44">Menu:</text:p>
      <text:p text:style-name="P44">1.Insert an Element</text:p>
      <text:p text:style-name="P44">2.Display Hash Table</text:p>
      <text:p text:style-name="P44">3.Exit</text:p>
      <text:p text:style-name="P44">Enter your choice: 1</text:p>
      <text:p text:style-name="P44">Enter the Element to Insert: 81</text:p>
      <text:p text:style-name="P44"/>
      <text:p text:style-name="P44">Menu:</text:p>
      <text:p text:style-name="P44">1.Insert an Element</text:p>
      <text:p text:style-name="P44"><text:soft-page-break/>2.Display Hash Table</text:p>
      <text:p text:style-name="P44">3.Exit</text:p>
      <text:p text:style-name="P44">Enter your choice: 2</text:p>
      <text:p text:style-name="P44"/>
      <text:p text:style-name="P44">__Hash Table__:</text:p>
      <text:p text:style-name="P44">Index 0: ----</text:p>
      <text:p text:style-name="P44">Index 1:81 --&gt; NULL</text:p>
      <text:p text:style-name="P44">Index 2: ----</text:p>
      <text:p text:style-name="P44">Index 3:23 --&gt;53 --&gt; NULL</text:p>
      <text:p text:style-name="P44">Index 4: ----</text:p>
      <text:p text:style-name="P44">Index 5: ----</text:p>
      <text:p text:style-name="P44">Index 6:56 --&gt;96 --&gt; NULL</text:p>
      <text:p text:style-name="P44">Index 7: ----</text:p>
      <text:p text:style-name="P44">Index 8:78 --&gt; NULL</text:p>
      <text:p text:style-name="P44">Index 9: ----</text:p>
      <text:p text:style-name="P44"/>
      <text:p text:style-name="P44">Menu:</text:p>
      <text:p text:style-name="P44">1.Insert an Element</text:p>
      <text:p text:style-name="P44">2.Display Hash Table</text:p>
      <text:p text:style-name="P44">3.Exit</text:p>
      <text:p text:style-name="P44">Enter your choice: 3</text:p>
      <text:p text:style-name="P45">#include &lt;stdio.h&gt;</text:p>
      <text:p text:style-name="P44"/>
      <text:p text:style-name="P44">void quicks(int arr[],int low, int high);</text:p>
      <text:p text:style-name="P44">int partition(int arr[],int low,int high);</text:p>
      <text:p text:style-name="P44">void swap(int* a,int* b);</text:p>
      <text:p text:style-name="P44">void merges(int arr[], int low, int high);</text:p>
      <text:p text:style-name="P44">void merge(int arr[],int low,int mid,int high);</text:p>
      <text:p text:style-name="P44">void heaps(int arr[], int n);</text:p>
      <text:p text:style-name="P44">void buildH(int arr[], int n);</text:p>
      <text:p text:style-name="P44">void maxH(int arr[], int n, int i);</text:p>
      <text:p text:style-name="P44"/>
      <text:p text:style-name="P44">int main() {</text:p>
      <text:p text:style-name="P44"><text:s text:c="4"/>int choice, n, i;</text:p>
      <text:p text:style-name="P44"><text:s text:c="4"/>printf("Enter the Number of Elements in the Array : ");</text:p>
      <text:p text:style-name="P44"><text:s text:c="4"/>scanf("%d", &amp;n);</text:p>
      <text:p text:style-name="P44"><text:s text:c="4"/></text:p>
      <text:p text:style-name="P44"><text:s text:c="4"/>int arr[n];</text:p>
      <text:p text:style-name="P44"><text:s text:c="4"/>printf("Enter the Elements : ");</text:p>
      <text:p text:style-name="P44"><text:s text:c="4"/>for (i = 0; i &lt; n; i++) {</text:p>
      <text:p text:style-name="P44"><text:s text:c="8"/>scanf("%d", &amp;arr[i]);</text:p>
      <text:p text:style-name="P44"><text:s text:c="4"/>}</text:p>
      <text:p text:style-name="P44"/>
      <text:p text:style-name="P44"><text:s text:c="4"/>do {</text:p>
      <text:p text:style-name="P44"><text:s text:c="8"/>printf("\nMenu:\n");</text:p>
      <text:p text:style-name="P44"><text:s text:c="8"/>printf("1. Quick Sort\n");</text:p>
      <text:p text:style-name="P44"><text:s text:c="8"/>printf("2. Merge Sort\n");</text:p>
      <text:p text:style-name="P44"><text:s text:c="8"/>printf("3. Heap Sort\n");</text:p>
      <text:p text:style-name="P44"><text:s text:c="8"/>printf("4. Exit\n");</text:p>
      <text:p text:style-name="P44"><text:s text:c="8"/>printf("Enter Choice : ");</text:p>
      <text:p text:style-name="P44"><text:s text:c="8"/>scanf("%d", &amp;choice);</text:p>
      <text:p text:style-name="P44"/>
      <text:p text:style-name="P44"><text:s text:c="8"/>switch (choice) {</text:p>
      <text:p text:style-name="P44"><text:s text:c="12"/>case 1:</text:p>
      <text:p text:style-name="P44"><text:s text:c="16"/>quicks(arr, 0, n - 1);</text:p>
      <text:p text:style-name="P44"><text:s text:c="16"/>printf("Array after Quick Sort : ");</text:p>
      <text:p text:style-name="P44"><text:s text:c="16"/>for (i = 0; i &lt; n; i++) {</text:p>
      <text:p text:style-name="P44"><text:s text:c="20"/>printf("%d ", arr[i]);</text:p>
      <text:p text:style-name="P44"><text:s text:c="16"/>}</text:p>
      <text:p text:style-name="P44"><text:s text:c="16"/>printf("\n");</text:p>
      <text:p text:style-name="P44"><text:s text:c="16"/>break;</text:p>
      <text:p text:style-name="P44"><text:s text:c="12"/>case 2:</text:p>
      <text:p text:style-name="P44"><text:s text:c="16"/>merges(arr, 0, n - 1);</text:p>
      <text:p text:style-name="P44"><text:s text:c="16"/>printf("Array after Merge Sort : ");</text:p>
      <text:p text:style-name="P44"><text:s text:c="16"/>for (i = 0; i &lt; n; i++) {</text:p>
      <text:p text:style-name="P44"><text:s text:c="20"/>printf("%d ", arr[i]);</text:p>
      <text:p text:style-name="P44"><text:soft-page-break/><text:s text:c="16"/>}</text:p>
      <text:p text:style-name="P44"><text:s text:c="16"/>printf("\n");</text:p>
      <text:p text:style-name="P44"><text:s text:c="16"/>break;</text:p>
      <text:p text:style-name="P44"><text:s text:c="12"/>case 3:</text:p>
      <text:p text:style-name="P44"><text:s text:c="16"/>heaps(arr, n);</text:p>
      <text:p text:style-name="P44"><text:s text:c="16"/>printf("Array after Heap Sort : ");</text:p>
      <text:p text:style-name="P44"><text:s text:c="16"/>for (i = 0; i &lt; n; i++) {</text:p>
      <text:p text:style-name="P44"><text:s text:c="20"/>printf("%d ", arr[i]);</text:p>
      <text:p text:style-name="P44"><text:s text:c="16"/>}</text:p>
      <text:p text:style-name="P44"><text:s text:c="16"/>printf("\n");</text:p>
      <text:p text:style-name="P44"><text:s text:c="16"/>break;</text:p>
      <text:p text:style-name="P44"><text:s text:c="12"/>case 4:</text:p>
      <text:p text:style-name="P44"><text:s text:c="16"/>printf("\n");</text:p>
      <text:p text:style-name="P44"><text:s text:c="16"/>break;</text:p>
      <text:p text:style-name="P44"><text:s text:c="12"/>default:</text:p>
      <text:p text:style-name="P44"><text:s text:c="16"/>printf("Invalid choice! Choose a Valid Option!\n");</text:p>
      <text:p text:style-name="P44"><text:s text:c="16"/>break;</text:p>
      <text:p text:style-name="P44"><text:s text:c="8"/>}</text:p>
      <text:p text:style-name="P44"><text:s text:c="4"/>} while (choice != 4);</text:p>
      <text:p text:style-name="P44"/>
      <text:p text:style-name="P44"><text:s text:c="4"/>return 0;</text:p>
      <text:p text:style-name="P44">}</text:p>
      <text:p text:style-name="P44"/>
      <text:p text:style-name="P44">void quicks(int arr[],int low, int high){</text:p>
      <text:p text:style-name="P44"><text:tab/>if(low&lt;high){</text:p>
      <text:p text:style-name="P44"><text:tab/><text:tab/>int part=partition(arr,low,high);</text:p>
      <text:p text:style-name="P44"><text:tab/><text:tab/></text:p>
      <text:p text:style-name="P44"><text:tab/><text:tab/>quicks(arr,low,part-1);</text:p>
      <text:p text:style-name="P44"><text:tab/><text:tab/>quicks(arr,part+1,high);</text:p>
      <text:p text:style-name="P44"><text:tab/>}</text:p>
      <text:p text:style-name="P44"><text:tab/></text:p>
      <text:p text:style-name="P44">}</text:p>
      <text:p text:style-name="P44"/>
      <text:p text:style-name="P44">int partition(int arr[],int low,int high){</text:p>
      <text:p text:style-name="P44"><text:tab/>int p=arr[high];</text:p>
      <text:p text:style-name="P44"><text:tab/>int i=(low-1);</text:p>
      <text:p text:style-name="P44"><text:tab/></text:p>
      <text:p text:style-name="P44"><text:tab/>for(int j=low;j&lt;=high-1;j++){</text:p>
      <text:p text:style-name="P44"><text:tab/><text:tab/>if(arr[j]&lt;p){</text:p>
      <text:p text:style-name="P44"><text:tab/><text:tab/><text:tab/>i++;</text:p>
      <text:p text:style-name="P44"><text:tab/><text:tab/><text:tab/>swap(&amp;arr[i],&amp;arr[j]);</text:p>
      <text:p text:style-name="P44"><text:tab/><text:tab/>}</text:p>
      <text:p text:style-name="P44"><text:tab/>}</text:p>
      <text:p text:style-name="P44"><text:tab/>swap(&amp;arr[i+1],&amp;arr[high]);</text:p>
      <text:p text:style-name="P44"><text:tab/>return (i+1);</text:p>
      <text:p text:style-name="P44"><text:soft-page-break/>}</text:p>
      <text:p text:style-name="P44"/>
      <text:p text:style-name="P44">void swap(int* a,int* b){</text:p>
      <text:p text:style-name="P44"><text:tab/>int temp=*a;</text:p>
      <text:p text:style-name="P44"><text:tab/>*a=*b;</text:p>
      <text:p text:style-name="P44"><text:tab/>*b=temp;</text:p>
      <text:p text:style-name="P44">}</text:p>
      <text:p text:style-name="P44"/>
      <text:p text:style-name="P44">void merges(int arr[], int low, int high){</text:p>
      <text:p text:style-name="P44"><text:tab/>if(low&lt;high){</text:p>
      <text:p text:style-name="P44"><text:tab/><text:tab/>int mid=low+(high-low)/2;</text:p>
      <text:p text:style-name="P44"><text:tab/><text:tab/>merges(arr,low,mid);</text:p>
      <text:p text:style-name="P44"><text:tab/><text:tab/>merges(arr,mid+1,high);</text:p>
      <text:p text:style-name="P44"><text:tab/><text:tab/>merge(arr,low,mid,high);</text:p>
      <text:p text:style-name="P44"><text:tab/>}</text:p>
      <text:p text:style-name="P44">}</text:p>
      <text:p text:style-name="P44"/>
      <text:p text:style-name="P44">void merge(int arr[],int low,int mid,int high){</text:p>
      <text:p text:style-name="P44"><text:tab/>int n1=mid-low+1;</text:p>
      <text:p text:style-name="P44"><text:tab/>int n2=high-mid;</text:p>
      <text:p text:style-name="P44"><text:tab/></text:p>
      <text:p text:style-name="P44"><text:tab/>int L[n1],R[n2];</text:p>
      <text:p text:style-name="P44"><text:tab/></text:p>
      <text:p text:style-name="P44"><text:tab/>for (int i=0;i&lt;n1;i++){</text:p>
      <text:p text:style-name="P44"><text:tab/><text:tab/>L[i]=arr[low+i];</text:p>
      <text:p text:style-name="P44"><text:tab/>}</text:p>
      <text:p text:style-name="P44"><text:tab/>for(int j=0;j&lt;n2;j++){</text:p>
      <text:p text:style-name="P44"><text:tab/><text:tab/>R[j]=arr[mid+1+j];</text:p>
      <text:p text:style-name="P44"><text:tab/>}</text:p>
      <text:p text:style-name="P44"><text:tab/></text:p>
      <text:p text:style-name="P44"><text:tab/>int i=0, j=0, k=low;</text:p>
      <text:p text:style-name="P44"><text:tab/>while (i &lt; n1 &amp;&amp; j &lt; n2) {</text:p>
      <text:p text:style-name="P44"><text:s text:c="8"/>if (L[i] &lt;= R[j]) {</text:p>
      <text:p text:style-name="P44"><text:s text:c="12"/>arr[k] = L[i];</text:p>
      <text:p text:style-name="P44"><text:s text:c="12"/>i++;</text:p>
      <text:p text:style-name="P44"><text:s text:c="8"/>} </text:p>
      <text:p text:style-name="P44"><text:s text:c="8"/>else {</text:p>
      <text:p text:style-name="P44"><text:s text:c="12"/>arr[k] = R[j];</text:p>
      <text:p text:style-name="P44"><text:s text:c="12"/>j++;</text:p>
      <text:p text:style-name="P44"><text:s text:c="8"/>}</text:p>
      <text:p text:style-name="P44"><text:s text:c="8"/>k++;</text:p>
      <text:p text:style-name="P44"><text:s text:c="4"/>}</text:p>
      <text:p text:style-name="P44"/>
      <text:p text:style-name="P44"><text:s text:c="4"/>while (i &lt; n1) {</text:p>
      <text:p text:style-name="P44"><text:s text:c="8"/>arr[k] = L[i];</text:p>
      <text:p text:style-name="P44"><text:soft-page-break/><text:s text:c="8"/>i++;</text:p>
      <text:p text:style-name="P44"><text:s text:c="8"/>k++;</text:p>
      <text:p text:style-name="P44"><text:s text:c="4"/>}</text:p>
      <text:p text:style-name="P44"/>
      <text:p text:style-name="P44"><text:s text:c="4"/>while (j &lt; n2) {</text:p>
      <text:p text:style-name="P44"><text:s text:c="8"/>arr[k] = R[j];</text:p>
      <text:p text:style-name="P44"><text:s text:c="8"/>j++;</text:p>
      <text:p text:style-name="P44"><text:s text:c="8"/>k++;</text:p>
      <text:p text:style-name="P44"><text:s text:c="4"/>}</text:p>
      <text:p text:style-name="P44">}</text:p>
      <text:p text:style-name="P44"/>
      <text:p text:style-name="P44">void heaps(int arr[], int n){</text:p>
      <text:p text:style-name="P44"><text:tab/>buildH(arr, n);</text:p>
      <text:p text:style-name="P44"/>
      <text:p text:style-name="P44"><text:s text:c="4"/>for (int i = n - 1; i &gt; 0; i--) {</text:p>
      <text:p text:style-name="P44"><text:s text:c="8"/>swap(&amp;arr[0], &amp;arr[i]);</text:p>
      <text:p text:style-name="P44"><text:s text:c="8"/>maxH(arr, i, 0);</text:p>
      <text:p text:style-name="P44"><text:s text:c="4"/>}</text:p>
      <text:p text:style-name="P44">}</text:p>
      <text:p text:style-name="P44"/>
      <text:p text:style-name="P44">void buildH(int arr[], int n) {</text:p>
      <text:p text:style-name="P44"><text:s text:c="4"/>for (int i = n / 2 - 1; i &gt;= 0; i--) {</text:p>
      <text:p text:style-name="P44"><text:s text:c="8"/>maxH(arr, n, i);</text:p>
      <text:p text:style-name="P44"><text:s text:c="4"/>}</text:p>
      <text:p text:style-name="P44">}</text:p>
      <text:p text:style-name="P44"/>
      <text:p text:style-name="P44">void maxH(int arr[], int n, int i) {</text:p>
      <text:p text:style-name="P44"><text:s text:c="4"/>int largest = i;</text:p>
      <text:p text:style-name="P44"><text:s text:c="4"/>int left = 2 * i + 1;</text:p>
      <text:p text:style-name="P44"><text:s text:c="4"/>int right = 2 * i + 2;</text:p>
      <text:p text:style-name="P44"/>
      <text:p text:style-name="P44"><text:s text:c="4"/>if (left &lt; n &amp;&amp; arr[left] &gt; arr[largest]) {</text:p>
      <text:p text:style-name="P44"><text:s text:c="8"/>largest = left;</text:p>
      <text:p text:style-name="P44"><text:s text:c="4"/>}</text:p>
      <text:p text:style-name="P44"/>
      <text:p text:style-name="P44"><text:s text:c="4"/>if (right &lt; n &amp;&amp; arr[right] &gt; arr[largest]) {</text:p>
      <text:p text:style-name="P44"><text:s text:c="8"/>largest = right;</text:p>
      <text:p text:style-name="P44"><text:s text:c="4"/>}</text:p>
      <text:p text:style-name="P44"/>
      <text:p text:style-name="P44"><text:s text:c="4"/>if (largest != i) {</text:p>
      <text:p text:style-name="P44"><text:s text:c="8"/>swap(&amp;arr[i], &amp;arr[largest]);</text:p>
      <text:p text:style-name="P44"><text:s text:c="8"/>maxH(arr, n, largest);</text:p>
      <text:p text:style-name="P44"><text:s text:c="4"/>}</text:p>
      <text:p text:style-name="P44">}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56:53.098007374</meta:creation-date>
    <dc:date>2023-12-07T10:19:48.598162773</dc:date>
    <meta:editing-duration>PT2H52M25S</meta:editing-duration>
    <meta:editing-cycles>14</meta:editing-cycles>
    <meta:generator>LibreOffice/7.3.7.2$Linux_X86_64 LibreOffice_project/30$Build-2</meta:generator>
    <meta:print-date>2023-11-30T10:59:44.153497275</meta:print-date>
    <meta:document-statistic meta:table-count="0" meta:image-count="0" meta:object-count="0" meta:page-count="55" meta:paragraph-count="1960" meta:word-count="5009" meta:character-count="37636" meta:non-whitespace-character-count="28272"/>
  </office:meta>
</office:document-meta>
</file>